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표1" style:family="table">
      <style:table-properties style:width="17.009cm" fo:margin-left="0cm" table:align="left"/>
    </style:style>
    <style:style style:name="표1.A" style:family="table-column">
      <style:table-column-properties style:column-width="1.901cm"/>
    </style:style>
    <style:style style:name="표1.B" style:family="table-column">
      <style:table-column-properties style:column-width="15.108cm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2" style:family="table">
      <style:table-properties style:width="17.009cm" fo:margin-left="0cm" table:align="left"/>
    </style:style>
    <style:style style:name="표2.A" style:family="table-column">
      <style:table-column-properties style:column-width="2.03cm"/>
    </style:style>
    <style:style style:name="표2.B" style:family="table-column">
      <style:table-column-properties style:column-width="1.196cm"/>
    </style:style>
    <style:style style:name="표2.C" style:family="table-column">
      <style:table-column-properties style:column-width="13.783cm"/>
    </style:style>
    <style:style style:name="표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.C1" style:family="table-cell">
      <style:table-cell-properties style:vertical-align="middle" fo:padding="0.097cm" fo:border="0.5pt solid #000000"/>
    </style:style>
    <style:style style:name="표2.A2" style:family="table-cell">
      <style:table-cell-properties fo:padding="0.097cm" fo:border-left="0.5pt solid #000000" fo:border-right="none" fo:border-top="0.5pt solid #000000" fo:border-bottom="0.5pt solid #000000"/>
    </style:style>
    <style:style style:name="표2.B2" style:family="table-cell">
      <style:table-cell-properties fo:padding="0.097cm" fo:border-left="0.5pt solid #000000" fo:border-right="none" fo:border-top="none" fo:border-bottom="0.5pt solid #000000"/>
    </style:style>
    <style:style style:name="표2.C2" style:family="table-cell">
      <style:table-cell-properties fo:padding="0.097cm" fo:border-left="0.5pt solid #000000" fo:border-right="0.5pt solid #000000" fo:border-top="none" fo:border-bottom="0.5pt solid #000000"/>
    </style:style>
    <style:style style:name="표2.A3" style:family="table-cell">
      <style:table-cell-properties fo:padding="0.097cm" fo:border-left="0.5pt solid #000000" fo:border-right="none" fo:border-top="0.5pt solid #000000" fo:border-bottom="0.5pt solid #000000"/>
    </style:style>
    <style:style style:name="표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.C3" style:family="table-cell">
      <style:table-cell-properties fo:padding="0.097cm" fo:border-left="0.5pt solid #000000" fo:border-right="0.5pt solid #000000" fo:border-top="none" fo:border-bottom="0.5pt solid #000000"/>
    </style:style>
    <style:style style:name="표3" style:family="table">
      <style:table-properties style:width="17.009cm" fo:margin-left="0cm" table:align="left"/>
    </style:style>
    <style:style style:name="표3.A" style:family="table-column">
      <style:table-column-properties style:column-width="2cm"/>
    </style:style>
    <style:style style:name="표3.B" style:family="table-column">
      <style:table-column-properties style:column-width="3.967cm"/>
    </style:style>
    <style:style style:name="표3.C" style:family="table-column">
      <style:table-column-properties style:column-width="11.042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.B1" style:family="table-cell">
      <style:table-cell-properties fo:padding="0.097cm" fo:border-left="0.5pt solid #000000" fo:border-right="none" fo:border-top="0.5pt solid #000000" fo:border-bottom="0.5pt solid #000000"/>
    </style:style>
    <style:style style:name="표3.C1" style:family="table-cell">
      <style:table-cell-properties fo:padding="0.097cm" fo:border="0.5pt solid #000000"/>
    </style:style>
    <style:style style:name="표3.A2" style:family="table-cell">
      <style:table-cell-properties fo:padding="0.097cm" fo:border-left="0.5pt solid #000000" fo:border-right="none" fo:border-top="0.5pt solid #000000" fo:border-bottom="0.5pt solid #000000"/>
    </style:style>
    <style:style style:name="표3.B2" style:family="table-cell">
      <style:table-cell-properties fo:padding="0.097cm" fo:border-left="0.5pt solid #000000" fo:border-right="none" fo:border-top="none" fo:border-bottom="0.5pt solid #000000"/>
    </style:style>
    <style:style style:name="표3.C2" style:family="table-cell">
      <style:table-cell-properties fo:padding="0.097cm" fo:border-left="0.5pt solid #000000" fo:border-right="0.5pt solid #000000" fo:border-top="none" fo:border-bottom="0.5pt solid #000000"/>
    </style:style>
    <style:style style:name="표3.A3" style:family="table-cell">
      <style:table-cell-properties fo:padding="0.097cm" fo:border-left="0.5pt solid #000000" fo:border-right="none" fo:border-top="0.5pt solid #000000" fo:border-bottom="0.5pt solid #000000"/>
    </style:style>
    <style:style style:name="표3.B3" style:family="table-cell">
      <style:table-cell-properties fo:padding="0.097cm" fo:border-left="0.5pt solid #000000" fo:border-right="none" fo:border-top="none" fo:border-bottom="0.5pt solid #000000"/>
    </style:style>
    <style:style style:name="표3.C3" style:family="table-cell">
      <style:table-cell-properties fo:padding="0.097cm" fo:border-left="0.5pt solid #000000" fo:border-right="0.5pt solid #000000" fo:border-top="none" fo:border-bottom="0.5pt solid #000000"/>
    </style:style>
    <style:style style:name="표4" style:family="table">
      <style:table-properties style:width="17.009cm" fo:margin-left="0cm" table:align="left"/>
    </style:style>
    <style:style style:name="표4.A" style:family="table-column">
      <style:table-column-properties style:column-width="2.695cm"/>
    </style:style>
    <style:style style:name="표4.B" style:family="table-column">
      <style:table-column-properties style:column-width="14.314cm"/>
    </style:style>
    <style:style style:name="표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.B1" style:family="table-cell">
      <style:table-cell-properties fo:padding="0.097cm" fo:border="0.5pt solid #000000"/>
    </style:style>
    <style:style style:name="표5" style:family="table">
      <style:table-properties style:width="17.007cm" fo:margin-left="0cm" table:align="left"/>
    </style:style>
    <style:style style:name="표5.A" style:family="table-column">
      <style:table-column-properties style:column-width="2.695cm"/>
    </style:style>
    <style:style style:name="표5.B" style:family="table-column">
      <style:table-column-properties style:column-width="3.939cm"/>
    </style:style>
    <style:style style:name="표5.C" style:family="table-column">
      <style:table-column-properties style:column-width="10.373cm"/>
    </style:style>
    <style:style style:name="표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.B1" style:family="table-cell">
      <style:table-cell-properties fo:padding="0.097cm" fo:border-left="0.5pt solid #000000" fo:border-right="none" fo:border-top="0.5pt solid #000000" fo:border-bottom="0.5pt solid #000000"/>
    </style:style>
    <style:style style:name="표5.C1" style:family="table-cell">
      <style:table-cell-properties fo:padding="0.097cm" fo:border="0.5pt solid #000000"/>
    </style:style>
    <style:style style:name="표5.A2" style:family="table-cell">
      <style:table-cell-properties fo:padding="0.097cm" fo:border-left="0.5pt solid #000000" fo:border-right="none" fo:border-top="0.5pt solid #000000" fo:border-bottom="0.5pt solid #000000"/>
    </style:style>
    <style:style style:name="표5.B2" style:family="table-cell">
      <style:table-cell-properties fo:padding="0.097cm" fo:border-left="0.5pt solid #000000" fo:border-right="none" fo:border-top="none" fo:border-bottom="0.5pt solid #000000"/>
    </style:style>
    <style:style style:name="표5.C2" style:family="table-cell">
      <style:table-cell-properties fo:padding="0.097cm" fo:border-left="0.5pt solid #000000" fo:border-right="0.5pt solid #000000" fo:border-top="none" fo:border-bottom="0.5pt solid #000000"/>
    </style:style>
    <style:style style:name="표5.A3" style:family="table-cell">
      <style:table-cell-properties fo:padding="0.097cm" fo:border-left="0.5pt solid #000000" fo:border-right="none" fo:border-top="0.5pt solid #000000" fo:border-bottom="0.5pt solid #000000"/>
    </style:style>
    <style:style style:name="표5.B3" style:family="table-cell">
      <style:table-cell-properties fo:padding="0.097cm" fo:border-left="0.5pt solid #000000" fo:border-right="none" fo:border-top="none" fo:border-bottom="0.5pt solid #000000"/>
    </style:style>
    <style:style style:name="표5.C3" style:family="table-cell">
      <style:table-cell-properties fo:padding="0.097cm" fo:border-left="0.5pt solid #000000" fo:border-right="0.5pt solid #000000" fo:border-top="none" fo:border-bottom="0.5pt solid #000000"/>
    </style:style>
    <style:style style:name="표12" style:family="table">
      <style:table-properties style:width="17.007cm" fo:margin-left="0cm" table:align="left"/>
    </style:style>
    <style:style style:name="표12.A" style:family="table-column">
      <style:table-column-properties style:column-width="2.695cm"/>
    </style:style>
    <style:style style:name="표12.B" style:family="table-column">
      <style:table-column-properties style:column-width="1.946cm"/>
    </style:style>
    <style:style style:name="표12.C" style:family="table-column">
      <style:table-column-properties style:column-width="12.367cm"/>
    </style:style>
    <style:style style:name="표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2.B1" style:family="table-cell">
      <style:table-cell-properties fo:padding="0.097cm" fo:border-left="0.5pt solid #000000" fo:border-right="none" fo:border-top="0.5pt solid #000000" fo:border-bottom="0.5pt solid #000000"/>
    </style:style>
    <style:style style:name="표12.C1" style:family="table-cell">
      <style:table-cell-properties fo:padding="0.097cm" fo:border="0.5pt solid #000000"/>
    </style:style>
    <style:style style:name="표12.A2" style:family="table-cell">
      <style:table-cell-properties fo:padding="0.097cm" fo:border-left="0.5pt solid #000000" fo:border-right="none" fo:border-top="0.5pt solid #000000" fo:border-bottom="0.5pt solid #000000"/>
    </style:style>
    <style:style style:name="표1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2.C2" style:family="table-cell">
      <style:table-cell-properties fo:padding="0.097cm" fo:border-left="0.5pt solid #000000" fo:border-right="0.5pt solid #000000" fo:border-top="none" fo:border-bottom="0.5pt solid #000000"/>
    </style:style>
    <style:style style:name="표12.A3" style:family="table-cell">
      <style:table-cell-properties fo:padding="0.097cm" fo:border-left="0.5pt solid #000000" fo:border-right="none" fo:border-top="0.5pt solid #000000" fo:border-bottom="0.5pt solid #000000"/>
    </style:style>
    <style:style style:name="표12.B3" style:family="table-cell">
      <style:table-cell-properties fo:padding="0.097cm" fo:border-left="0.5pt solid #000000" fo:border-right="none" fo:border-top="none" fo:border-bottom="0.5pt solid #000000"/>
    </style:style>
    <style:style style:name="표12.C3" style:family="table-cell">
      <style:table-cell-properties fo:padding="0.097cm" fo:border-left="0.5pt solid #000000" fo:border-right="0.5pt solid #000000" fo:border-top="none" fo:border-bottom="0.5pt solid #000000"/>
    </style:style>
    <style:style style:name="표6" style:family="table">
      <style:table-properties style:width="17.009cm" fo:margin-left="0cm" table:align="left"/>
    </style:style>
    <style:style style:name="표6.A" style:family="table-column">
      <style:table-column-properties style:column-width="3.485cm"/>
    </style:style>
    <style:style style:name="표6.B" style:family="table-column">
      <style:table-column-properties style:column-width="4.112cm"/>
    </style:style>
    <style:style style:name="표6.C" style:family="table-column">
      <style:table-column-properties style:column-width="9.412cm"/>
    </style:style>
    <style:style style:name="표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.C1" style:family="table-cell">
      <style:table-cell-properties fo:padding="0.097cm" fo:border="0.5pt solid #000000"/>
    </style:style>
    <style:style style:name="표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6.C2" style:family="table-cell">
      <style:table-cell-properties fo:padding="0.097cm" fo:border-left="0.5pt solid #000000" fo:border-right="0.5pt solid #000000" fo:border-top="none" fo:border-bottom="0.5pt solid #000000"/>
    </style:style>
    <style:style style:name="표6.C3" style:family="table-cell">
      <style:table-cell-properties fo:padding="0.097cm" fo:border-left="0.5pt solid #000000" fo:border-right="0.5pt solid #000000" fo:border-top="none" fo:border-bottom="0.5pt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3.009cm" style:rel-column-width="11600*"/>
    </style:style>
    <style:style style:name="표7.B" style:family="table-column">
      <style:table-column-properties style:column-width="13.991cm" style:rel-column-width="53935*"/>
    </style:style>
    <style:style style:name="표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7.B1" style:family="table-cell">
      <style:table-cell-properties fo:padding="0.097cm" fo:border="0.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5.165cm" style:rel-column-width="19909*"/>
    </style:style>
    <style:style style:name="표8.B" style:family="table-column">
      <style:table-column-properties style:column-width="11.836cm" style:rel-column-width="45626*"/>
    </style:style>
    <style:style style:name="표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8.B1" style:family="table-cell">
      <style:table-cell-properties fo:padding="0.097cm" fo:border="0.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2.29cm" style:rel-column-width="8825*"/>
    </style:style>
    <style:style style:name="표9.B" style:family="table-column">
      <style:table-column-properties style:column-width="4.501cm" style:rel-column-width="17352*"/>
    </style:style>
    <style:style style:name="표9.C" style:family="table-column">
      <style:table-column-properties style:column-width="10.209cm" style:rel-column-width="39358*"/>
    </style:style>
    <style:style style:name="표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9.C1" style:family="table-cell">
      <style:table-cell-properties fo:padding="0.097cm" fo:border="0.5pt solid #000000"/>
    </style:style>
    <style:style style:name="표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9.C2" style:family="table-cell">
      <style:table-cell-properties fo:padding="0.097cm" fo:border-left="0.5pt solid #000000" fo:border-right="0.5pt solid #000000" fo:border-top="none" fo:border-bottom="0.5pt solid #000000"/>
    </style:style>
    <style:style style:name="표9.C3" style:family="table-cell">
      <style:table-cell-properties fo:padding="0.097cm" fo:border-left="0.5pt solid #000000" fo:border-right="0.5pt solid #000000" fo:border-top="none" fo:border-bottom="0.5pt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4.075cm" style:rel-column-width="15707*"/>
    </style:style>
    <style:style style:name="표10.B" style:family="table-column">
      <style:table-column-properties style:column-width="2.6cm" style:rel-column-width="10022*"/>
    </style:style>
    <style:style style:name="표10.C" style:family="table-column">
      <style:table-column-properties style:column-width="10.326cm" style:rel-column-width="39806*"/>
    </style:style>
    <style:style style:name="표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0.C1" style:family="table-cell">
      <style:table-cell-properties style:vertical-align="middle" fo:padding="0.097cm" fo:border="0.5pt solid #000000"/>
    </style:style>
    <style:style style:name="표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0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3.27cm" style:rel-column-width="12606*"/>
    </style:style>
    <style:style style:name="표11.B" style:family="table-column">
      <style:table-column-properties style:column-width="2.3cm" style:rel-column-width="8866*"/>
    </style:style>
    <style:style style:name="표11.C" style:family="table-column">
      <style:table-column-properties style:column-width="11.43cm" style:rel-column-width="44063*"/>
    </style:style>
    <style:style style:name="표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1.C1" style:family="table-cell">
      <style:table-cell-properties fo:padding="0.097cm" fo:border="0.5pt solid #000000"/>
    </style:style>
    <style:style style:name="표1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1.C2" style:family="table-cell">
      <style:table-cell-properties fo:padding="0.097cm" fo:border-left="0.5pt solid #000000" fo:border-right="0.5pt solid #000000" fo:border-top="none" fo:border-bottom="0.5pt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8.996cm" style:rel-column-width="34678*"/>
    </style:style>
    <style:style style:name="표13.B" style:family="table-column">
      <style:table-column-properties style:column-width="8.005cm" style:rel-column-width="30857*"/>
    </style:style>
    <style:style style:name="표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3.B1" style:family="table-cell">
      <style:table-cell-properties style:vertical-align="middle" fo:padding="0.097cm" fo:border="0.5pt solid #000000"/>
    </style:style>
    <style:style style:name="표1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fo:padding="0.097cm" fo:border="0.5pt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2.258cm" style:rel-column-width="8703*"/>
    </style:style>
    <style:style style:name="표15.B" style:family="table-column">
      <style:table-column-properties style:column-width="14.743cm" style:rel-column-width="56832*"/>
    </style:style>
    <style:style style:name="표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5.B1" style:family="table-cell">
      <style:table-cell-properties fo:padding="0.097cm" fo:border="0.5pt solid #000000"/>
    </style:style>
    <style:style style:name="표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5.B2" style:family="table-cell">
      <style:table-cell-properties fo:padding="0.097cm" fo:border-left="0.5pt solid #000000" fo:border-right="0.5pt solid #000000" fo:border-top="none" fo:border-bottom="0.5pt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4.796cm" style:rel-column-width="18488*"/>
    </style:style>
    <style:style style:name="표16.B" style:family="table-column">
      <style:table-column-properties style:column-width="12.204cm" style:rel-column-width="47047*"/>
    </style:style>
    <style:style style:name="표1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6.B1" style:family="table-cell">
      <style:table-cell-properties fo:padding="0.097cm" fo:border="0.5pt solid #000000"/>
    </style:style>
    <style:style style:name="표1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6.B2" style:family="table-cell">
      <style:table-cell-properties fo:padding="0.097cm" fo:border-left="0.5pt solid #000000" fo:border-right="0.5pt solid #000000" fo:border-top="none" fo:border-bottom="0.5pt solid #000000"/>
    </style:style>
    <style:style style:name="표16.B3" style:family="table-cell">
      <style:table-cell-properties fo:padding="0.097cm" fo:border-left="0.5pt solid #000000" fo:border-right="0.5pt solid #000000" fo:border-top="none" fo:border-bottom="0.5pt solid #000000"/>
    </style:style>
    <style:style style:name="표16.B4" style:family="table-cell">
      <style:table-cell-properties fo:padding="0.097cm" fo:border-left="0.5pt solid #000000" fo:border-right="0.5pt solid #000000" fo:border-top="none" fo:border-bottom="0.5pt solid #000000"/>
    </style:style>
    <style:style style:name="표16.B5" style:family="table-cell">
      <style:table-cell-properties fo:padding="0.097cm" fo:border-left="0.5pt solid #000000" fo:border-right="0.5pt solid #000000" fo:border-top="none" fo:border-bottom="0.5pt solid #000000"/>
    </style:style>
    <style:style style:name="표16.B6" style:family="table-cell">
      <style:table-cell-properties fo:padding="0.097cm" fo:border-left="0.5pt solid #000000" fo:border-right="0.5pt solid #000000" fo:border-top="none" fo:border-bottom="0.5pt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3.149cm" style:rel-column-width="12137*"/>
    </style:style>
    <style:style style:name="표17.B" style:family="table-column">
      <style:table-column-properties style:column-width="13.852cm" style:rel-column-width="53398*"/>
    </style:style>
    <style:style style:name="표1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7.B1" style:family="table-cell">
      <style:table-cell-properties fo:padding="0.097cm" fo:border="0.5pt solid #000000"/>
    </style:style>
    <style:style style:name="표18" style:family="table">
      <style:table-properties style:width="17cm" table:align="margins"/>
    </style:style>
    <style:style style:name="표18.A" style:family="table-column">
      <style:table-column-properties style:column-width="17cm" style:rel-column-width="65535*"/>
    </style:style>
    <style:style style:name="표18.A1" style:family="table-cell">
      <style:table-cell-properties style:vertical-align="middle" fo:padding="0.097cm" fo:border="0.5pt solid #000000"/>
    </style:style>
    <style:style style:name="표19" style:family="table">
      <style:table-properties style:width="17cm" table:align="margins"/>
    </style:style>
    <style:style style:name="표19.A" style:family="table-column">
      <style:table-column-properties style:column-width="3.397cm" style:rel-column-width="13096*"/>
    </style:style>
    <style:style style:name="표19.B" style:family="table-column">
      <style:table-column-properties style:column-width="5.219cm" style:rel-column-width="20120*"/>
    </style:style>
    <style:style style:name="표19.C" style:family="table-column">
      <style:table-column-properties style:column-width="8.384cm" style:rel-column-width="32319*"/>
    </style:style>
    <style:style style:name="표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9.C1" style:family="table-cell">
      <style:table-cell-properties fo:padding="0.097cm" fo:border="0.5pt solid #000000"/>
    </style:style>
    <style:style style:name="표1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9.C2" style:family="table-cell">
      <style:table-cell-properties fo:padding="0.097cm" fo:border-left="0.5pt solid #000000" fo:border-right="0.5pt solid #000000" fo:border-top="none" fo:border-bottom="0.5pt solid #000000"/>
    </style:style>
    <style:style style:name="표19.C3" style:family="table-cell">
      <style:table-cell-properties fo:padding="0.097cm" fo:border-left="0.5pt solid #000000" fo:border-right="0.5pt solid #000000" fo:border-top="none" fo:border-bottom="0.5pt solid #000000"/>
    </style:style>
    <style:style style:name="표20" style:family="table">
      <style:table-properties style:width="17cm" table:align="margins"/>
    </style:style>
    <style:style style:name="표20.A" style:family="table-column">
      <style:table-column-properties style:column-width="2.709cm" style:rel-column-width="10444*"/>
    </style:style>
    <style:style style:name="표20.B" style:family="table-column">
      <style:table-column-properties style:column-width="4.778cm" style:rel-column-width="18420*"/>
    </style:style>
    <style:style style:name="표20.C" style:family="table-column">
      <style:table-column-properties style:column-width="9.513cm" style:rel-column-width="36671*"/>
    </style:style>
    <style:style style:name="표2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0.C1" style:family="table-cell">
      <style:table-cell-properties fo:padding="0.097cm" fo:border="0.5pt solid #000000"/>
    </style:style>
    <style:style style:name="표2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0.C2" style:family="table-cell">
      <style:table-cell-properties fo:padding="0.097cm" fo:border-left="0.5pt solid #000000" fo:border-right="0.5pt solid #000000" fo:border-top="none" fo:border-bottom="0.5pt solid #000000"/>
    </style:style>
    <style:style style:name="표20.C3" style:family="table-cell">
      <style:table-cell-properties fo:padding="0.097cm" fo:border-left="0.5pt solid #000000" fo:border-right="0.5pt solid #000000" fo:border-top="none" fo:border-bottom="0.5pt solid #000000"/>
    </style:style>
    <style:style style:name="표21" style:family="table">
      <style:table-properties style:width="17cm" table:align="margins"/>
    </style:style>
    <style:style style:name="표21.A" style:family="table-column">
      <style:table-column-properties style:column-width="2.607cm" style:rel-column-width="10049*"/>
    </style:style>
    <style:style style:name="표21.B" style:family="table-column">
      <style:table-column-properties style:column-width="3.521cm" style:rel-column-width="13572*"/>
    </style:style>
    <style:style style:name="표21.C" style:family="table-column">
      <style:table-column-properties style:column-width="10.873cm" style:rel-column-width="41914*"/>
    </style:style>
    <style:style style:name="표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1.C1" style:family="table-cell">
      <style:table-cell-properties style:vertical-align="middle" fo:padding="0.097cm" fo:border="0.5pt solid #000000"/>
    </style:style>
    <style:style style:name="표2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2" style:family="table">
      <style:table-properties style:width="17cm" table:align="margins"/>
    </style:style>
    <style:style style:name="표22.A" style:family="table-column">
      <style:table-column-properties style:column-width="2.743cm" style:rel-column-width="10573*"/>
    </style:style>
    <style:style style:name="표22.B" style:family="table-column">
      <style:table-column-properties style:column-width="14.258cm" style:rel-column-width="54962*"/>
    </style:style>
    <style:style style:name="표2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2.B1" style:family="table-cell">
      <style:table-cell-properties style:vertical-align="middle" fo:padding="0.097cm" fo:border="0.5pt solid #000000"/>
    </style:style>
    <style:style style:name="표23" style:family="table">
      <style:table-properties style:width="17cm" table:align="margins"/>
    </style:style>
    <style:style style:name="표23.A" style:family="table-column">
      <style:table-column-properties style:column-width="17cm" style:rel-column-width="65535*"/>
    </style:style>
    <style:style style:name="표23.A1" style:family="table-cell">
      <style:table-cell-properties fo:padding="0.097cm" fo:border="0.5pt solid #000000"/>
    </style:style>
    <style:style style:name="표24" style:family="table">
      <style:table-properties style:width="17cm" table:align="margins"/>
    </style:style>
    <style:style style:name="표24.A" style:family="table-column">
      <style:table-column-properties style:column-width="17cm" style:rel-column-width="65535*"/>
    </style:style>
    <style:style style:name="표24.A1" style:family="table-cell">
      <style:table-cell-properties fo:padding="0.097cm" fo:border="0.5pt solid #000000"/>
    </style:style>
    <style:style style:name="표25" style:family="table">
      <style:table-properties style:width="17cm" table:align="margins"/>
    </style:style>
    <style:style style:name="표25.A" style:family="table-column">
      <style:table-column-properties style:column-width="2.845cm" style:rel-column-width="10967*"/>
    </style:style>
    <style:style style:name="표25.B" style:family="table-column">
      <style:table-column-properties style:column-width="3.639cm" style:rel-column-width="14027*"/>
    </style:style>
    <style:style style:name="표25.C" style:family="table-column">
      <style:table-column-properties style:column-width="10.516cm" style:rel-column-width="40541*"/>
    </style:style>
    <style:style style:name="표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5.C1" style:family="table-cell">
      <style:table-cell-properties style:vertical-align="middle" fo:padding="0.097cm" fo:border="0.5pt solid #000000"/>
    </style:style>
    <style:style style:name="표2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6" style:family="table">
      <style:table-properties style:width="17cm" table:align="margins"/>
    </style:style>
    <style:style style:name="표26.A" style:family="table-column">
      <style:table-column-properties style:column-width="4.404cm" style:rel-column-width="16978*"/>
    </style:style>
    <style:style style:name="표26.B" style:family="table-column">
      <style:table-column-properties style:column-width="4.427cm" style:rel-column-width="17067*"/>
    </style:style>
    <style:style style:name="표26.C" style:family="table-column">
      <style:table-column-properties style:column-width="8.169cm" style:rel-column-width="31490*"/>
    </style:style>
    <style:style style:name="표2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6.C1" style:family="table-cell">
      <style:table-cell-properties fo:padding="0.097cm" fo:border="0.5pt solid #000000"/>
    </style:style>
    <style:style style:name="표2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6.C2" style:family="table-cell">
      <style:table-cell-properties fo:padding="0.097cm" fo:border-left="0.5pt solid #000000" fo:border-right="0.5pt solid #000000" fo:border-top="none" fo:border-bottom="0.5pt solid #000000"/>
    </style:style>
    <style:style style:name="표26.C3" style:family="table-cell">
      <style:table-cell-properties fo:padding="0.097cm" fo:border-left="0.5pt solid #000000" fo:border-right="0.5pt solid #000000" fo:border-top="none" fo:border-bottom="0.5pt solid #000000"/>
    </style:style>
    <style:style style:name="표28" style:family="table">
      <style:table-properties style:width="17cm" table:align="margins"/>
    </style:style>
    <style:style style:name="표28.A" style:family="table-column">
      <style:table-column-properties style:column-width="5.3cm" style:rel-column-width="20432*"/>
    </style:style>
    <style:style style:name="표28.B" style:family="table-column">
      <style:table-column-properties style:column-width="5.008cm" style:rel-column-width="19304*"/>
    </style:style>
    <style:style style:name="표28.C" style:family="table-column">
      <style:table-column-properties style:column-width="6.692cm" style:rel-column-width="25799*"/>
    </style:style>
    <style:style style:name="표2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8.C1" style:family="table-cell">
      <style:table-cell-properties fo:padding="0.097cm" fo:border="0.5pt solid #000000"/>
    </style:style>
    <style:style style:name="표2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8.C2" style:family="table-cell">
      <style:table-cell-properties fo:padding="0.097cm" fo:border-left="0.5pt solid #000000" fo:border-right="0.5pt solid #000000" fo:border-top="none" fo:border-bottom="0.5pt solid #000000"/>
    </style:style>
    <style:style style:name="표27" style:family="table">
      <style:table-properties style:width="17cm" table:align="margins"/>
    </style:style>
    <style:style style:name="표27.A" style:family="table-column">
      <style:table-column-properties style:column-width="3.764cm" style:rel-column-width="14510*"/>
    </style:style>
    <style:style style:name="표27.B" style:family="table-column">
      <style:table-column-properties style:column-width="13.236cm" style:rel-column-width="51025*"/>
    </style:style>
    <style:style style:name="표2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7.B1" style:family="table-cell">
      <style:table-cell-properties fo:padding="0.097cm" fo:border="0.5pt solid #000000"/>
    </style:style>
    <style:style style:name="표29" style:family="table">
      <style:table-properties style:width="17cm" table:align="margins"/>
    </style:style>
    <style:style style:name="표29.A" style:family="table-column">
      <style:table-column-properties style:column-width="3.12cm" style:rel-column-width="12028*"/>
    </style:style>
    <style:style style:name="표29.B" style:family="table-column">
      <style:table-column-properties style:column-width="13.88cm" style:rel-column-width="53507*"/>
    </style:style>
    <style:style style:name="표2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9.B1" style:family="table-cell">
      <style:table-cell-properties style:vertical-align="middle" fo:padding="0.097cm" fo:border="0.5pt solid #000000"/>
    </style:style>
    <style:style style:name="표30" style:family="table">
      <style:table-properties style:width="17cm" table:align="margins"/>
    </style:style>
    <style:style style:name="표30.A" style:family="table-column">
      <style:table-column-properties style:column-width="6.727cm" style:rel-column-width="25933*"/>
    </style:style>
    <style:style style:name="표30.B" style:family="table-column">
      <style:table-column-properties style:column-width="10.273cm" style:rel-column-width="39602*"/>
    </style:style>
    <style:style style:name="표3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0.B1" style:family="table-cell">
      <style:table-cell-properties style:vertical-align="middle" fo:padding="0.097cm" fo:border="0.5pt solid #000000"/>
    </style:style>
    <style:style style:name="표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1" style:family="table">
      <style:table-properties style:width="17cm" table:align="margins"/>
    </style:style>
    <style:style style:name="표31.A" style:family="table-column">
      <style:table-column-properties style:column-width="2.932cm" style:rel-column-width="11301*"/>
    </style:style>
    <style:style style:name="표31.B" style:family="table-column">
      <style:table-column-properties style:column-width="14.069cm" style:rel-column-width="54234*"/>
    </style:style>
    <style:style style:name="표3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1.B1" style:family="table-cell">
      <style:table-cell-properties fo:padding="0.097cm" fo:border="0.5pt solid #000000"/>
    </style:style>
    <style:style style:name="표3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1.B2" style:family="table-cell">
      <style:table-cell-properties fo:padding="0.097cm" fo:border-left="0.5pt solid #000000" fo:border-right="0.5pt solid #000000" fo:border-top="none" fo:border-bottom="0.5pt solid #000000"/>
    </style:style>
    <style:style style:name="표31.B3" style:family="table-cell">
      <style:table-cell-properties fo:padding="0.097cm" fo:border-left="0.5pt solid #000000" fo:border-right="0.5pt solid #000000" fo:border-top="none" fo:border-bottom="0.5pt solid #000000"/>
    </style:style>
    <style:style style:name="표32" style:family="table">
      <style:table-properties style:width="17cm" table:align="margins"/>
    </style:style>
    <style:style style:name="표32.A" style:family="table-column">
      <style:table-column-properties style:column-width="3.415cm" style:rel-column-width="13164*"/>
    </style:style>
    <style:style style:name="표32.B" style:family="table-column">
      <style:table-column-properties style:column-width="13.585cm" style:rel-column-width="52371*"/>
    </style:style>
    <style:style style:name="표3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2.B1" style:family="table-cell">
      <style:table-cell-properties fo:padding="0.097cm" fo:border="0.5pt solid #000000"/>
    </style:style>
    <style:style style:name="표33" style:family="table">
      <style:table-properties style:width="17cm" table:align="margins"/>
    </style:style>
    <style:style style:name="표33.A" style:family="table-column">
      <style:table-column-properties style:column-width="1.819cm" style:rel-column-width="7010*"/>
    </style:style>
    <style:style style:name="표33.B" style:family="table-column">
      <style:table-column-properties style:column-width="15.182cm" style:rel-column-width="58525*"/>
    </style:style>
    <style:style style:name="표3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3.B1" style:family="table-cell">
      <style:table-cell-properties fo:padding="0.097cm" fo:border="0.5pt solid #000000"/>
    </style:style>
    <style:style style:name="표3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3.B2" style:family="table-cell">
      <style:table-cell-properties fo:padding="0.097cm" fo:border-left="0.5pt solid #000000" fo:border-right="0.5pt solid #000000" fo:border-top="none" fo:border-bottom="0.5pt solid #000000"/>
    </style:style>
    <style:style style:name="표33.B3" style:family="table-cell">
      <style:table-cell-properties fo:padding="0.097cm" fo:border-left="0.5pt solid #000000" fo:border-right="0.5pt solid #000000" fo:border-top="none" fo:border-bottom="0.5pt solid #000000"/>
    </style:style>
    <style:style style:name="표33.B4" style:family="table-cell">
      <style:table-cell-properties fo:padding="0.097cm" fo:border-left="0.5pt solid #000000" fo:border-right="0.5pt solid #000000" fo:border-top="none" fo:border-bottom="0.5pt solid #000000"/>
    </style:style>
    <style:style style:name="표34" style:family="table">
      <style:table-properties style:width="17cm" table:align="margins"/>
    </style:style>
    <style:style style:name="표34.A" style:family="table-column">
      <style:table-column-properties style:column-width="2.346cm" style:rel-column-width="9043*"/>
    </style:style>
    <style:style style:name="표34.B" style:family="table-column">
      <style:table-column-properties style:column-width="1.626cm" style:rel-column-width="6269*"/>
    </style:style>
    <style:style style:name="표34.C" style:family="table-column">
      <style:table-column-properties style:column-width="13.028cm" style:rel-column-width="50223*"/>
    </style:style>
    <style:style style:name="표3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4.C1" style:family="table-cell">
      <style:table-cell-properties fo:padding="0.097cm" fo:border="0.5pt solid #000000"/>
    </style:style>
    <style:style style:name="표3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4.C2" style:family="table-cell">
      <style:table-cell-properties fo:padding="0.097cm" fo:border-left="0.5pt solid #000000" fo:border-right="0.5pt solid #000000" fo:border-top="none" fo:border-bottom="0.5pt solid #000000"/>
    </style:style>
    <style:style style:name="표34.C3" style:family="table-cell">
      <style:table-cell-properties fo:padding="0.097cm" fo:border-left="0.5pt solid #000000" fo:border-right="0.5pt solid #000000" fo:border-top="none" fo:border-bottom="0.5pt solid #000000"/>
    </style:style>
    <style:style style:name="표34.C4" style:family="table-cell">
      <style:table-cell-properties fo:padding="0.097cm" fo:border-left="0.5pt solid #000000" fo:border-right="0.5pt solid #000000" fo:border-top="none" fo:border-bottom="0.5pt solid #000000"/>
    </style:style>
    <style:style style:name="표34.C5" style:family="table-cell">
      <style:table-cell-properties fo:padding="0.097cm" fo:border-left="0.5pt solid #000000" fo:border-right="0.5pt solid #000000" fo:border-top="none" fo:border-bottom="0.5pt solid #000000"/>
    </style:style>
    <style:style style:name="표34.C6" style:family="table-cell">
      <style:table-cell-properties fo:padding="0.097cm" fo:border-left="0.5pt solid #000000" fo:border-right="0.5pt solid #000000" fo:border-top="none" fo:border-bottom="0.5pt solid #000000"/>
    </style:style>
    <style:style style:name="표34.C7" style:family="table-cell">
      <style:table-cell-properties fo:padding="0.097cm" fo:border-left="0.5pt solid #000000" fo:border-right="0.5pt solid #000000" fo:border-top="none" fo:border-bottom="0.5pt solid #000000"/>
    </style:style>
    <style:style style:name="표34.C8" style:family="table-cell">
      <style:table-cell-properties fo:padding="0.097cm" fo:border-left="0.5pt solid #000000" fo:border-right="0.5pt solid #000000" fo:border-top="none" fo:border-bottom="0.5pt solid #000000"/>
    </style:style>
    <style:style style:name="표35" style:family="table">
      <style:table-properties style:width="17cm" table:align="margins"/>
    </style:style>
    <style:style style:name="표35.A" style:family="table-column">
      <style:table-column-properties style:column-width="17cm" style:rel-column-width="65535*"/>
    </style:style>
    <style:style style:name="표35.A1" style:family="table-cell">
      <style:table-cell-properties fo:padding="0.097cm" fo:border="0.5pt solid #000000"/>
    </style:style>
    <style:style style:name="표36" style:family="table">
      <style:table-properties style:width="17cm" table:align="margins"/>
    </style:style>
    <style:style style:name="표36.A" style:family="table-column">
      <style:table-column-properties style:column-width="5.572cm" style:rel-column-width="21480*"/>
    </style:style>
    <style:style style:name="표36.B" style:family="table-column">
      <style:table-column-properties style:column-width="11.428cm" style:rel-column-width="44055*"/>
    </style:style>
    <style:style style:name="표3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6.B1" style:family="table-cell">
      <style:table-cell-properties fo:padding="0.097cm" fo:border="0.5pt solid #000000"/>
    </style:style>
    <style:style style:name="표3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6.B2" style:family="table-cell">
      <style:table-cell-properties fo:padding="0.097cm" fo:border-left="0.5pt solid #000000" fo:border-right="0.5pt solid #000000" fo:border-top="none" fo:border-bottom="0.5pt solid #000000"/>
    </style:style>
    <style:style style:name="표37" style:family="table">
      <style:table-properties style:width="17cm" table:align="margins"/>
    </style:style>
    <style:style style:name="표37.A" style:family="table-column">
      <style:table-column-properties style:column-width="3.937cm" style:rel-column-width="15176*"/>
    </style:style>
    <style:style style:name="표37.B" style:family="table-column">
      <style:table-column-properties style:column-width="13.063cm" style:rel-column-width="50359*"/>
    </style:style>
    <style:style style:name="표3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7.B1" style:family="table-cell">
      <style:table-cell-properties fo:padding="0.097cm" fo:border="0.5pt solid #000000"/>
    </style:style>
    <style:style style:name="표38" style:family="table">
      <style:table-properties style:width="17cm" table:align="margins"/>
    </style:style>
    <style:style style:name="표38.A" style:family="table-column">
      <style:table-column-properties style:column-width="4.59cm" style:rel-column-width="17692*"/>
    </style:style>
    <style:style style:name="표38.B" style:family="table-column">
      <style:table-column-properties style:column-width="12.411cm" style:rel-column-width="47843*"/>
    </style:style>
    <style:style style:name="표3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8.B1" style:family="table-cell">
      <style:table-cell-properties fo:padding="0.097cm" fo:border="0.5pt solid #000000"/>
    </style:style>
    <style:style style:name="표3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8.B2" style:family="table-cell">
      <style:table-cell-properties fo:padding="0.097cm" fo:border-left="0.5pt solid #000000" fo:border-right="0.5pt solid #000000" fo:border-top="none" fo:border-bottom="0.5pt solid #000000"/>
    </style:style>
    <style:style style:name="표39" style:family="table">
      <style:table-properties style:width="17cm" table:align="margins"/>
    </style:style>
    <style:style style:name="표39.A" style:family="table-column">
      <style:table-column-properties style:column-width="2.926cm" style:rel-column-width="11280*"/>
    </style:style>
    <style:style style:name="표39.B" style:family="table-column">
      <style:table-column-properties style:column-width="7.091cm" style:rel-column-width="27334*"/>
    </style:style>
    <style:style style:name="표39.C" style:family="table-column">
      <style:table-column-properties style:column-width="6.983cm" style:rel-column-width="26921*"/>
    </style:style>
    <style:style style:name="표3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9.C1" style:family="table-cell">
      <style:table-cell-properties style:vertical-align="middle" fo:padding="0.097cm" fo:border="0.5pt solid #000000"/>
    </style:style>
    <style:style style:name="표3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9.B2" style:family="table-cell">
      <style:table-cell-properties fo:padding="0.097cm" fo:border-left="0.5pt solid #000000" fo:border-right="none" fo:border-top="none" fo:border-bottom="0.5pt solid #000000"/>
    </style:style>
    <style:style style:name="표39.C2" style:family="table-cell">
      <style:table-cell-properties fo:padding="0.097cm" fo:border-left="0.5pt solid #000000" fo:border-right="0.5pt solid #000000" fo:border-top="none" fo:border-bottom="0.5pt solid #000000"/>
    </style:style>
    <style:style style:name="표39.B3" style:family="table-cell">
      <style:table-cell-properties fo:padding="0.097cm" fo:border-left="0.5pt solid #000000" fo:border-right="none" fo:border-top="none" fo:border-bottom="0.5pt solid #000000"/>
    </style:style>
    <style:style style:name="표39.C3" style:family="table-cell">
      <style:table-cell-properties fo:padding="0.097cm" fo:border-left="0.5pt solid #000000" fo:border-right="0.5pt solid #000000" fo:border-top="none" fo:border-bottom="0.5pt solid #000000"/>
    </style:style>
    <style:style style:name="표39.B4" style:family="table-cell">
      <style:table-cell-properties fo:padding="0.097cm" fo:border-left="0.5pt solid #000000" fo:border-right="none" fo:border-top="none" fo:border-bottom="0.5pt solid #000000"/>
    </style:style>
    <style:style style:name="표39.C4" style:family="table-cell">
      <style:table-cell-properties fo:padding="0.097cm" fo:border-left="0.5pt solid #000000" fo:border-right="0.5pt solid #000000" fo:border-top="none" fo:border-bottom="0.5pt solid #000000"/>
    </style:style>
    <style:style style:name="표39.B5" style:family="table-cell">
      <style:table-cell-properties fo:padding="0.097cm" fo:border-left="0.5pt solid #000000" fo:border-right="none" fo:border-top="none" fo:border-bottom="0.5pt solid #000000"/>
    </style:style>
    <style:style style:name="표39.C5" style:family="table-cell">
      <style:table-cell-properties fo:padding="0.097cm" fo:border-left="0.5pt solid #000000" fo:border-right="0.5pt solid #000000" fo:border-top="none" fo:border-bottom="0.5pt solid #000000"/>
    </style:style>
    <style:style style:name="표48" style:family="table">
      <style:table-properties style:width="17cm" table:align="margins"/>
    </style:style>
    <style:style style:name="표48.A" style:family="table-column">
      <style:table-column-properties style:column-width="3.59cm" style:rel-column-width="13837*"/>
    </style:style>
    <style:style style:name="표48.B" style:family="table-column">
      <style:table-column-properties style:column-width="13.411cm" style:rel-column-width="51698*"/>
    </style:style>
    <style:style style:name="표4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8.B1" style:family="table-cell">
      <style:table-cell-properties style:vertical-align="middle" fo:padding="0.097cm" fo:border="0.5pt solid #000000"/>
    </style:style>
    <style:style style:name="표40" style:family="table">
      <style:table-properties style:width="17cm" table:align="margins"/>
    </style:style>
    <style:style style:name="표40.A" style:family="table-column">
      <style:table-column-properties style:column-width="1.439cm" style:rel-column-width="5548*"/>
    </style:style>
    <style:style style:name="표40.B" style:family="table-column">
      <style:table-column-properties style:column-width="6.204cm" style:rel-column-width="23914*"/>
    </style:style>
    <style:style style:name="표40.C" style:family="table-column">
      <style:table-column-properties style:column-width="9.357cm" style:rel-column-width="36073*"/>
    </style:style>
    <style:style style:name="표4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0.C1" style:family="table-cell">
      <style:table-cell-properties style:vertical-align="middle" fo:padding="0.097cm" fo:border="0.5pt solid #000000"/>
    </style:style>
    <style:style style:name="표4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0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41" style:family="table">
      <style:table-properties style:width="17cm" table:align="margins"/>
    </style:style>
    <style:style style:name="표41.A" style:family="table-column">
      <style:table-column-properties style:column-width="6.186cm" style:rel-column-width="23846*"/>
    </style:style>
    <style:style style:name="표41.B" style:family="table-column">
      <style:table-column-properties style:column-width="10.814cm" style:rel-column-width="41689*"/>
    </style:style>
    <style:style style:name="표4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1.B1" style:family="table-cell">
      <style:table-cell-properties style:vertical-align="middle" fo:padding="0.097cm" fo:border="0.5pt solid #000000"/>
    </style:style>
    <style:style style:name="표4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42" style:family="table">
      <style:table-properties style:width="17cm" table:align="margins"/>
    </style:style>
    <style:style style:name="표42.A" style:family="table-column">
      <style:table-column-properties style:column-width="2.782cm" style:rel-column-width="10723*"/>
    </style:style>
    <style:style style:name="표42.B" style:family="table-column">
      <style:table-column-properties style:column-width="14.219cm" style:rel-column-width="54812*"/>
    </style:style>
    <style:style style:name="표4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2.B1" style:family="table-cell">
      <style:table-cell-properties fo:padding="0.097cm" fo:border="0.5pt solid #000000"/>
    </style:style>
    <style:style style:name="표4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2.B2" style:family="table-cell">
      <style:table-cell-properties fo:padding="0.097cm" fo:border-left="0.5pt solid #000000" fo:border-right="0.5pt solid #000000" fo:border-top="none" fo:border-bottom="0.5pt solid #000000"/>
    </style:style>
    <style:style style:name="표42.B3" style:family="table-cell">
      <style:table-cell-properties fo:padding="0.097cm" fo:border-left="0.5pt solid #000000" fo:border-right="0.5pt solid #000000" fo:border-top="none" fo:border-bottom="0.5pt solid #000000"/>
    </style:style>
    <style:style style:name="표43" style:family="table">
      <style:table-properties style:width="17cm" table:align="margins"/>
    </style:style>
    <style:style style:name="표43.A" style:family="table-column">
      <style:table-column-properties style:column-width="3.801cm" style:rel-column-width="14653*"/>
    </style:style>
    <style:style style:name="표43.B" style:family="table-column">
      <style:table-column-properties style:column-width="13.199cm" style:rel-column-width="50882*"/>
    </style:style>
    <style:style style:name="표4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3.B1" style:family="table-cell">
      <style:table-cell-properties fo:padding="0.097cm" fo:border="0.5pt solid #000000"/>
    </style:style>
    <style:style style:name="표44" style:family="table">
      <style:table-properties style:width="17cm" table:align="margins"/>
    </style:style>
    <style:style style:name="표44.A" style:family="table-column">
      <style:table-column-properties style:column-width="2.521cm" style:rel-column-width="9716*"/>
    </style:style>
    <style:style style:name="표44.B" style:family="table-column">
      <style:table-column-properties style:column-width="3.588cm" style:rel-column-width="13830*"/>
    </style:style>
    <style:style style:name="표44.C" style:family="table-column">
      <style:table-column-properties style:column-width="10.892cm" style:rel-column-width="41989*"/>
    </style:style>
    <style:style style:name="표4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4.C1" style:family="table-cell">
      <style:table-cell-properties style:vertical-align="middle" fo:padding="0.097cm" fo:border="0.5pt solid #000000"/>
    </style:style>
    <style:style style:name="표4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45" style:family="table">
      <style:table-properties style:width="17cm" table:align="margins"/>
    </style:style>
    <style:style style:name="표45.A" style:family="table-column">
      <style:table-column-properties style:column-width="2.999cm" style:rel-column-width="11559*"/>
    </style:style>
    <style:style style:name="표45.B" style:family="table-column">
      <style:table-column-properties style:column-width="14.002cm" style:rel-column-width="53976*"/>
    </style:style>
    <style:style style:name="표4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5.B1" style:family="table-cell">
      <style:table-cell-properties fo:padding="0.097cm" fo:border="0.5pt solid #000000"/>
    </style:style>
    <style:style style:name="표46" style:family="table">
      <style:table-properties style:width="17cm" table:align="margins"/>
    </style:style>
    <style:style style:name="표46.A" style:family="table-column">
      <style:table-column-properties style:column-width="1.947cm" style:rel-column-width="7506*"/>
    </style:style>
    <style:style style:name="표46.B" style:family="table-column">
      <style:table-column-properties style:column-width="15.053cm" style:rel-column-width="58029*"/>
    </style:style>
    <style:style style:name="표4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6.B1" style:family="table-cell">
      <style:table-cell-properties fo:padding="0.097cm" fo:border="0.5pt solid #000000"/>
    </style:style>
    <style:style style:name="표4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6.B2" style:family="table-cell">
      <style:table-cell-properties fo:padding="0.097cm" fo:border-left="0.5pt solid #000000" fo:border-right="0.5pt solid #000000" fo:border-top="none" fo:border-bottom="0.5pt solid #000000"/>
    </style:style>
    <style:style style:name="표47" style:family="table">
      <style:table-properties style:width="17cm" table:align="margins"/>
    </style:style>
    <style:style style:name="표47.A" style:family="table-column">
      <style:table-column-properties style:column-width="3.321cm" style:rel-column-width="12803*"/>
    </style:style>
    <style:style style:name="표47.B" style:family="table-column">
      <style:table-column-properties style:column-width="3.397cm" style:rel-column-width="13096*"/>
    </style:style>
    <style:style style:name="표47.C" style:family="table-column">
      <style:table-column-properties style:column-width="10.282cm" style:rel-column-width="39636*"/>
    </style:style>
    <style:style style:name="표4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7.C1" style:family="table-cell">
      <style:table-cell-properties style:vertical-align="middle" fo:padding="0.097cm" fo:border="0.5pt solid #000000"/>
    </style:style>
    <style:style style:name="표4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2.8500003814697pt" fo:font-weight="bold" officeooo:rsid="000ab19d" officeooo:paragraph-rsid="000ab19d" style:font-size-asian="20pt" style:font-weight-asian="bold" style:font-size-complex="22.8500003814697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.3999996185303pt" officeooo:rsid="000ab19d" officeooo:paragraph-rsid="000ab19d" style:font-size-asian="10pt" style:font-size-complex="11.3999996185303pt"/>
    </style:style>
    <style:style style:name="P3" style:family="paragraph" style:parent-style-name="Standard">
      <style:paragraph-properties fo:text-align="start" style:justify-single-word="false"/>
      <style:text-properties fo:font-size="11.3999996185303pt" fo:font-weight="bold" officeooo:rsid="000ab19d" officeooo:paragraph-rsid="000ab19d" style:font-size-asian="10pt" style:font-weight-asian="bold" style:font-size-complex="11.3999996185303pt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.3999996185303pt" fo:font-weight="bold" officeooo:rsid="000ab19d" officeooo:paragraph-rsid="000ab19d" style:font-size-asian="10pt" style:font-weight-asian="bold" style:font-size-complex="11.399999618530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.3999996185303pt" fo:font-weight="bold" officeooo:rsid="0053e584" officeooo:paragraph-rsid="0053e584" style:font-size-asian="10pt" style:font-weight-asian="bold" style:font-size-complex="11.3999996185303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weight="bold" officeooo:rsid="000ab19d" officeooo:paragraph-rsid="000ab19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officeooo:rsid="000ab19d" officeooo:paragraph-rsid="000ab19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.5499992370605pt" fo:font-weight="bold" officeooo:rsid="000ab19d" officeooo:paragraph-rsid="000ab19d" style:font-size-asian="18pt" style:font-weight-asian="bold" style:font-size-complex="20.549999237060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.5499992370605pt" fo:font-weight="bold" officeooo:rsid="0038b311" officeooo:paragraph-rsid="0038b311" style:font-size-asian="18pt" style:font-weight-asian="bold" style:font-size-complex="20.549999237060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ab19d" officeooo:paragraph-rsid="000ab19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7.1000003814697pt" fo:font-weight="bold" officeooo:rsid="000ab19d" officeooo:paragraph-rsid="000ab19d" style:font-size-asian="15pt" style:font-weight-asian="bold" style:font-size-complex="17.1000003814697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7.1000003814697pt" fo:font-weight="bold" officeooo:rsid="003e0ae4" officeooo:paragraph-rsid="003e0ae4" style:font-size-asian="15pt" style:font-weight-asian="bold" style:font-size-complex="17.1000003814697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.6999998092651pt" fo:font-weight="bold" officeooo:rsid="000ab19d" officeooo:paragraph-rsid="000ab19d" style:font-size-asian="12pt" style:font-weight-asian="bold" style:font-size-complex="13.699999809265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.6999998092651pt" fo:font-weight="bold" officeooo:rsid="0053e584" officeooo:paragraph-rsid="0053e584" style:font-size-asian="12pt" style:font-weight-asian="bold" style:font-size-complex="13.699999809265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.6999998092651pt" fo:font-weight="bold" officeooo:rsid="00205ae2" officeooo:paragraph-rsid="00205ae2" style:font-size-asian="12pt" style:font-weight-asian="bold" style:font-size-complex="13.6999998092651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font-weight="normal" officeooo:rsid="000ab19d" officeooo:paragraph-rsid="000ab19d" style:font-size-asian="7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8pt" fo:font-weight="normal" officeooo:rsid="000ab19d" officeooo:paragraph-rsid="00205ae2" style:font-size-asian="7pt" style:font-weight-asian="normal" style:font-size-complex="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8pt" fo:font-weight="normal" officeooo:rsid="003e0ae4" officeooo:paragraph-rsid="003e0ae4" style:font-size-asian="7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8pt" style:font-size-asian="7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style:font-size-asian="7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font-size="8pt" officeooo:rsid="0058183c" officeooo:paragraph-rsid="0058183c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777736" officeooo:paragraph-rsid="00777736" style:font-size-asian="7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officeooo:rsid="008415b4" officeooo:paragraph-rsid="008415b4" style:font-size-asian="7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058752e" style:font-size-asian="7pt" style:font-size-complex="8pt"/>
    </style:style>
    <style:style style:name="P25" style:family="paragraph" style:parent-style-name="Standard">
      <style:paragraph-properties fo:text-align="start" style:justify-single-word="false"/>
      <style:text-properties fo:font-size="8pt" fo:font-weight="bold" officeooo:rsid="0053e584" officeooo:paragraph-rsid="0053e584" style:font-size-asian="7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30pt" fo:font-weight="bold" officeooo:rsid="000ab19d" officeooo:paragraph-rsid="000ab19d" style:font-size-asian="30pt" style:font-weight-asian="bold" style:font-size-complex="3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7pt" fo:font-weight="normal" officeooo:rsid="00205ae2" officeooo:paragraph-rsid="00205ae2" style:font-size-asian="6.09999990463257pt" style:font-weight-asian="normal" style:font-size-complex="7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font-weight="normal" officeooo:rsid="00156809" officeooo:paragraph-rsid="00156809" style:font-size-asian="6.09999990463257pt" style:font-weight-asian="normal" style:font-size-complex="7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officeooo:rsid="000ab19d" officeooo:paragraph-rsid="000ab19d" style:font-size-asian="7pt" style:font-size-complex="7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font-weight="bold" officeooo:rsid="00156809" officeooo:paragraph-rsid="00156809" style:font-size-asian="6.09999990463257pt" style:font-weight-asian="bold" style:font-size-complex="7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7pt" fo:font-weight="bold" officeooo:rsid="0053e584" officeooo:paragraph-rsid="0053e584" style:font-size-asian="6.0999999046325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3pt" fo:font-weight="normal" officeooo:rsid="000ab19d" officeooo:paragraph-rsid="000ab19d" style:font-size-asian="2.59999990463257pt" style:font-weight-asian="normal" style:font-size-complex="3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3pt" fo:font-weight="normal" officeooo:rsid="000ab19d" officeooo:paragraph-rsid="000ab19d" style:font-size-asian="2.59999990463257pt" style:font-weight-asian="normal" style:font-size-complex="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3pt" fo:font-weight="normal" officeooo:rsid="000ab19d" officeooo:paragraph-rsid="000ab19d" style:font-size-asian="2.59999990463257pt" style:font-weight-asian="normal" style:font-size-complex="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3pt" fo:font-weight="normal" officeooo:rsid="00205ae2" officeooo:paragraph-rsid="00205ae2" style:font-size-asian="2.59999990463257pt" style:font-weight-asian="normal" style:font-size-complex="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3pt" fo:font-weight="normal" officeooo:rsid="00392d60" officeooo:paragraph-rsid="00392d60" style:font-size-asian="2.59999990463257pt" style:font-weight-asian="normal" style:font-size-complex="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3pt" fo:font-weight="normal" officeooo:rsid="003a62c7" officeooo:paragraph-rsid="003a62c7" style:font-size-asian="2.59999990463257pt" style:font-weight-asian="normal" style:font-size-complex="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3pt" fo:font-weight="normal" officeooo:rsid="003e0ae4" officeooo:paragraph-rsid="003e0ae4" style:font-size-asian="2.59999990463257pt" style:font-weight-asian="normal" style:font-size-complex="3pt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font-size="3pt" style:font-size-asian="2.59999990463257pt" style:font-size-complex="3pt"/>
    </style:style>
    <style:style style:name="P40" style:family="paragraph" style:parent-style-name="Standard">
      <style:paragraph-properties fo:text-align="start" style:justify-single-word="false"/>
      <style:text-properties fo:font-size="3pt" fo:font-weight="bold" officeooo:rsid="00a2210a" officeooo:paragraph-rsid="00a2210a" style:font-size-asian="2.59999990463257pt" style:font-weight-asian="bold" style:font-size-complex="3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3pt" fo:font-weight="bold" officeooo:rsid="005cbc25" officeooo:paragraph-rsid="003e0ae4" style:font-size-asian="2.59999990463257pt" style:font-weight-asian="bold" style:font-size-complex="3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3pt" fo:font-weight="bold" officeooo:rsid="0053e584" officeooo:paragraph-rsid="0053e584" style:font-size-asian="2.59999990463257pt" style:font-weight-asian="bold" style:font-size-complex="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fo:font-size="6pt" officeooo:paragraph-rsid="002e9b36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fo:font-size="6pt" officeooo:paragraph-rsid="001faa8f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font-size="6pt" officeooo:paragraph-rsid="009ad4e8" style:font-size-asian="6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fo:font-size="6pt" officeooo:paragraph-rsid="00346183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fo:font-size="6pt" officeooo:paragraph-rsid="002e9b36" style:font-size-asian="6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fo:font-size="6pt" officeooo:paragraph-rsid="001e45e8" style:font-size-asian="6pt" style:font-size-complex="6pt"/>
    </style:style>
    <style:style style:name="P51" style:family="paragraph" style:parent-style-name="Table_20_Contents">
      <style:paragraph-properties fo:text-align="start" style:justify-single-word="false"/>
      <style:text-properties fo:font-size="6pt" officeooo:paragraph-rsid="00287474" style:font-size-asian="6pt" style:font-size-complex="6pt"/>
    </style:style>
    <style:style style:name="P52" style:family="paragraph" style:parent-style-name="Table_20_Contents">
      <style:paragraph-properties fo:text-align="center" style:justify-single-word="false"/>
      <style:text-properties fo:font-size="6pt" officeooo:rsid="001419ae" officeooo:paragraph-rsid="008f73f4" style:font-size-asian="6pt" style:font-size-complex="6pt"/>
    </style:style>
    <style:style style:name="P53" style:family="paragraph" style:parent-style-name="Table_20_Contents">
      <style:paragraph-properties fo:text-align="start" style:justify-single-word="false"/>
      <style:text-properties fo:font-size="6pt" officeooo:rsid="00156809" officeooo:paragraph-rsid="00156809" style:font-size-asian="6pt" style:font-size-complex="6pt"/>
    </style:style>
    <style:style style:name="P54" style:family="paragraph" style:parent-style-name="Table_20_Contents">
      <style:paragraph-properties fo:text-align="center" style:justify-single-word="false"/>
      <style:text-properties fo:font-size="6pt" officeooo:rsid="00176ff2" officeooo:paragraph-rsid="00176ff2" style:font-size-asian="6pt" style:font-size-complex="6pt"/>
    </style:style>
    <style:style style:name="P55" style:family="paragraph" style:parent-style-name="Table_20_Contents">
      <style:paragraph-properties fo:text-align="center" style:justify-single-word="false"/>
      <style:text-properties fo:font-size="6pt" officeooo:rsid="001e97ad" officeooo:paragraph-rsid="001faa8f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fo:font-size="6pt" officeooo:rsid="001cbce0" officeooo:paragraph-rsid="001e45e8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fo:font-size="6pt" officeooo:rsid="002483c0" style:font-size-asian="6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fo:font-size="6pt" officeooo:rsid="0033d57f" officeooo:paragraph-rsid="0033d57f" style:font-size-asian="6pt" style:font-size-complex="6pt"/>
    </style:style>
    <style:style style:name="P59" style:family="paragraph" style:parent-style-name="Table_20_Contents">
      <style:paragraph-properties fo:text-align="center" style:justify-single-word="false"/>
      <style:text-properties fo:font-size="6pt" officeooo:rsid="00346183" officeooo:paragraph-rsid="00346183" style:font-size-asian="6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fo:font-size="6pt" officeooo:rsid="00346183" officeooo:paragraph-rsid="00346183" style:font-size-asian="6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fo:font-size="6pt" officeooo:rsid="00b2a2c8" officeooo:paragraph-rsid="00b2a2c8" style:font-size-asian="6pt" style:font-size-complex="6pt"/>
    </style:style>
    <style:style style:name="P62" style:family="paragraph" style:parent-style-name="Table_20_Contents">
      <style:paragraph-properties fo:text-align="start" style:justify-single-word="false"/>
      <style:text-properties fo:font-size="6pt" officeooo:rsid="003a62c7" officeooo:paragraph-rsid="003a62c7" style:font-size-asian="6pt" style:font-size-complex="6pt"/>
    </style:style>
    <style:style style:name="P63" style:family="paragraph" style:parent-style-name="Table_20_Contents">
      <style:paragraph-properties fo:text-align="center" style:justify-single-word="false"/>
      <style:text-properties fo:font-size="6pt" officeooo:rsid="003a899b" officeooo:paragraph-rsid="003a899b" style:font-size-asian="6pt" style:font-size-complex="6pt"/>
    </style:style>
    <style:style style:name="P64" style:family="paragraph" style:parent-style-name="Table_20_Contents">
      <style:paragraph-properties fo:text-align="center" style:justify-single-word="false"/>
      <style:text-properties fo:font-size="6pt" officeooo:rsid="003b002c" officeooo:paragraph-rsid="003b002c" style:font-size-asian="6pt" style:font-size-complex="6pt"/>
    </style:style>
    <style:style style:name="P65" style:family="paragraph" style:parent-style-name="Table_20_Contents">
      <style:paragraph-properties fo:text-align="center" style:justify-single-word="false"/>
      <style:text-properties fo:font-size="6pt" officeooo:rsid="003b4df4" officeooo:paragraph-rsid="003b4df4" style:font-size-asian="6pt" style:font-size-complex="6pt"/>
    </style:style>
    <style:style style:name="P66" style:family="paragraph" style:parent-style-name="Table_20_Contents">
      <style:paragraph-properties fo:text-align="start" style:justify-single-word="false"/>
      <style:text-properties fo:font-size="6pt" officeooo:rsid="003cc514" officeooo:paragraph-rsid="003cc514" style:font-size-asian="6pt" style:font-size-complex="6pt"/>
    </style:style>
    <style:style style:name="P67" style:family="paragraph" style:parent-style-name="Table_20_Contents">
      <style:paragraph-properties fo:text-align="center" style:justify-single-word="false"/>
      <style:text-properties fo:font-size="6pt" officeooo:rsid="003cc514" officeooo:paragraph-rsid="003cc514" style:font-size-asian="6pt" style:font-size-complex="6pt"/>
    </style:style>
    <style:style style:name="P68" style:family="paragraph" style:parent-style-name="Table_20_Contents">
      <style:paragraph-properties fo:text-align="start" style:justify-single-word="false"/>
      <style:text-properties fo:font-size="6pt" officeooo:rsid="00468116" officeooo:paragraph-rsid="00468116" style:font-size-asian="6pt" style:font-size-complex="6pt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bold" officeooo:rsid="000ab19d" officeooo:paragraph-rsid="000ab19d" style:font-size-asian="12pt" style:font-weight-asian="bold" style:font-size-complex="12pt" style:font-weight-complex="bold"/>
    </style:style>
    <style:style style:name="P70" style:family="paragraph" style:parent-style-name="Standard" style:list-style-name="L2">
      <style:paragraph-properties fo:text-align="start" style:justify-single-word="false"/>
      <style:text-properties fo:font-size="12pt" fo:font-weight="bold" officeooo:rsid="000ab19d" officeooo:paragraph-rsid="000ab19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0ab19d" officeooo:paragraph-rsid="000ab19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20pt" fo:font-weight="bold" officeooo:rsid="000ab19d" officeooo:paragraph-rsid="0087f88a" style:font-size-asian="20pt" style:font-weight-asian="bold" style:font-size-complex="20pt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officeooo:rsid="000ab19d" officeooo:paragraph-rsid="000ab19d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0pt" fo:font-weight="bold" officeooo:rsid="003488a0" officeooo:paragraph-rsid="003488a0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0pt" fo:font-weight="bold" officeooo:rsid="003a62c7" officeooo:paragraph-rsid="003a62c7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0pt" fo:font-weight="bold" officeooo:rsid="003b002c" officeooo:paragraph-rsid="003a899b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0pt" fo:font-weight="bold" officeooo:rsid="003b002c" officeooo:paragraph-rsid="003b002c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0pt" fo:font-weight="bold" officeooo:rsid="003cc514" officeooo:paragraph-rsid="003cc514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0pt" fo:font-weight="normal" officeooo:rsid="00205ae2" officeooo:paragraph-rsid="00205ae2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0pt" fo:font-weight="normal" officeooo:rsid="003a62c7" officeooo:paragraph-rsid="00205ae2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0pt" fo:font-weight="normal" officeooo:rsid="003b4df4" officeooo:paragraph-rsid="003b4df4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font-weight="normal" officeooo:rsid="000ab19d" officeooo:paragraph-rsid="000ab19d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8pt" fo:font-weight="normal" officeooo:rsid="000ab19d" officeooo:paragraph-rsid="000ab19d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8pt" fo:font-weight="normal" officeooo:rsid="000ab19d" officeooo:paragraph-rsid="002e9b36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8pt" fo:font-weight="normal" officeooo:rsid="00156809" officeooo:paragraph-rsid="00156809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8pt" fo:font-weight="normal" officeooo:rsid="002e9b36" officeooo:paragraph-rsid="002e9b36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8pt" fo:font-weight="normal" officeooo:rsid="00205ae2" officeooo:paragraph-rsid="00205ae2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8pt" fo:font-weight="normal" officeooo:rsid="0030dd1a" officeooo:paragraph-rsid="0030dd1a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8pt" fo:font-weight="normal" officeooo:rsid="0033d57f" officeooo:paragraph-rsid="0033d57f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8pt" fo:font-weight="normal" officeooo:rsid="00346183" officeooo:paragraph-rsid="00346183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8pt" fo:font-weight="normal" officeooo:rsid="00392d60" officeooo:paragraph-rsid="00392d60" style:font-size-asian="8pt" style:font-weight-asian="normal" style:font-size-complex="8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8pt" fo:font-weight="normal" officeooo:rsid="003a62c7" officeooo:paragraph-rsid="003a62c7" style:font-size-asian="8pt" style:font-weight-asian="normal" style:font-size-complex="8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8pt" fo:font-weight="normal" officeooo:rsid="003a899b" officeooo:paragraph-rsid="003a899b" style:font-size-asian="8pt" style:font-weight-asian="normal" style:font-size-complex="8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8pt" fo:font-weight="normal" officeooo:rsid="003b002c" officeooo:paragraph-rsid="003b002c" style:font-size-asian="8pt" style:font-weight-asian="normal" style:font-size-complex="8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8pt" fo:font-weight="normal" officeooo:rsid="003b4df4" officeooo:paragraph-rsid="003b002c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8pt" fo:font-weight="normal" officeooo:rsid="003b4df4" officeooo:paragraph-rsid="003b4df4" style:font-size-asian="8pt" style:font-weight-asian="normal" style:font-size-complex="8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8pt" fo:font-weight="normal" officeooo:rsid="003cc514" officeooo:paragraph-rsid="003cc514" style:font-size-asian="8pt" style:font-weight-asian="normal" style:font-size-complex="8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8pt" fo:font-weight="normal" officeooo:rsid="003e0ae4" officeooo:paragraph-rsid="003e0ae4" style:font-size-asian="8pt" style:font-weight-asian="normal" style:font-size-complex="8pt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font-weight="bold" officeooo:rsid="00156809" officeooo:paragraph-rsid="00156809" style:font-size-asian="8pt" style:font-weight-asian="bold" style:font-size-complex="8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8pt" fo:font-weight="bold" officeooo:rsid="00217794" officeooo:paragraph-rsid="00217794" style:font-size-asian="8pt" style:font-weight-asian="bold" style:font-size-complex="8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8pt" fo:font-weight="bold" officeooo:rsid="0033d57f" officeooo:paragraph-rsid="0033d57f" style:font-size-asian="8pt" style:font-weight-asian="bold" style:font-size-complex="8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8pt" fo:font-weight="bold" officeooo:rsid="00346183" officeooo:paragraph-rsid="00346183" style:font-size-asian="8pt" style:font-weight-asian="bold" style:font-size-complex="8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8pt" fo:font-weight="bold" officeooo:rsid="00205ae2" officeooo:paragraph-rsid="00346183" style:font-size-asian="8pt" style:font-weight-asian="bold" style:font-size-complex="8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8pt" fo:font-weight="bold" officeooo:rsid="003488a0" officeooo:paragraph-rsid="003488a0" style:font-size-asian="8pt" style:font-weight-asian="bold" style:font-size-complex="8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8pt" fo:font-weight="bold" officeooo:rsid="00392d60" officeooo:paragraph-rsid="00392d60" style:font-size-asian="8pt" style:font-weight-asian="bold" style:font-size-complex="8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8pt" fo:font-weight="bold" officeooo:rsid="003a62c7" officeooo:paragraph-rsid="003a62c7" style:font-size-asian="8pt" style:font-weight-asian="bold" style:font-size-complex="8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8pt" fo:font-weight="bold" officeooo:rsid="003a899b" officeooo:paragraph-rsid="003a899b" style:font-size-asian="8pt" style:font-weight-asian="bold" style:font-size-complex="8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8pt" fo:font-weight="bold" officeooo:rsid="003b002c" officeooo:paragraph-rsid="003b002c" style:font-size-asian="8pt" style:font-weight-asian="bold" style:font-size-complex="8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8pt" fo:font-weight="bold" officeooo:rsid="003b4df4" officeooo:paragraph-rsid="003b4df4" style:font-size-asian="8pt" style:font-weight-asian="bold" style:font-size-complex="8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8pt" fo:font-weight="bold" officeooo:rsid="003cc514" officeooo:paragraph-rsid="003cc514" style:font-size-asian="8pt" style:font-weight-asian="bold" style:font-size-complex="8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8pt" fo:font-weight="bold" officeooo:rsid="003e0ae4" officeooo:paragraph-rsid="003e0ae4" style:font-size-asian="8pt" style:font-weight-asian="bold" style:font-size-complex="8pt" style:font-weight-complex="bold"/>
    </style:style>
    <style:style style:name="P112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0ded6a"/>
    </style:style>
    <style:style style:name="T2" style:family="text">
      <style:text-properties officeooo:rsid="001e97ad"/>
    </style:style>
    <style:style style:name="T3" style:family="text">
      <style:text-properties officeooo:rsid="002483c0"/>
    </style:style>
    <style:style style:name="T4" style:family="text">
      <style:text-properties officeooo:rsid="00248b4b"/>
    </style:style>
    <style:style style:name="T5" style:family="text">
      <style:text-properties officeooo:rsid="00267fb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488a0" style:font-weight-asian="bold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3488a0" style:font-size-asian="10pt" style:font-weight-asian="bold" style:font-size-complex="10pt" style:font-weight-complex="bold"/>
    </style:style>
    <style:style style:name="T10" style:family="text">
      <style:text-properties officeooo:rsid="0030dd1a"/>
    </style:style>
    <style:style style:name="T11" style:family="text">
      <style:text-properties officeooo:rsid="0033d57f"/>
    </style:style>
    <style:style style:name="T12" style:family="text">
      <style:text-properties officeooo:rsid="00346183"/>
    </style:style>
    <style:style style:name="T13" style:family="text">
      <style:text-properties officeooo:rsid="003488a0"/>
    </style:style>
    <style:style style:name="T14" style:family="text">
      <style:text-properties officeooo:rsid="0038b311"/>
    </style:style>
    <style:style style:name="T15" style:family="text">
      <style:text-properties officeooo:rsid="00392d60"/>
    </style:style>
    <style:style style:name="T16" style:family="text">
      <style:text-properties officeooo:rsid="003a62c7"/>
    </style:style>
    <style:style style:name="T17" style:family="text">
      <style:text-properties officeooo:rsid="003a899b"/>
    </style:style>
    <style:style style:name="T18" style:family="text">
      <style:text-properties officeooo:rsid="003b002c"/>
    </style:style>
    <style:style style:name="T19" style:family="text">
      <style:text-properties officeooo:rsid="003b4df4"/>
    </style:style>
    <style:style style:name="T20" style:family="text">
      <style:text-properties officeooo:rsid="003cc514"/>
    </style:style>
    <style:style style:name="T21" style:family="text">
      <style:text-properties officeooo:rsid="00468116"/>
    </style:style>
    <style:style style:name="T22" style:family="text">
      <style:text-properties officeooo:rsid="0053e584"/>
    </style:style>
    <style:style style:name="T23" style:family="text">
      <style:text-properties officeooo:rsid="0053e7ac"/>
    </style:style>
    <style:style style:name="T24" style:family="text">
      <style:text-properties officeooo:rsid="0055db8f"/>
    </style:style>
    <style:style style:name="T25" style:family="text">
      <style:text-properties officeooo:rsid="0056718b"/>
    </style:style>
    <style:style style:name="T26" style:family="text">
      <style:text-properties officeooo:rsid="0058183c"/>
    </style:style>
    <style:style style:name="T27" style:family="text">
      <style:text-properties officeooo:rsid="0058752e"/>
    </style:style>
    <style:style style:name="T28" style:family="text">
      <style:text-properties officeooo:rsid="006c33c9"/>
    </style:style>
    <style:style style:name="T29" style:family="text">
      <style:text-properties officeooo:rsid="00777736"/>
    </style:style>
    <style:style style:name="T30" style:family="text">
      <style:text-properties officeooo:rsid="007937e0"/>
    </style:style>
    <style:style style:name="T31" style:family="text">
      <style:text-properties officeooo:rsid="0079ca84"/>
    </style:style>
    <style:style style:name="T32" style:family="text">
      <style:text-properties officeooo:rsid="007c51c3"/>
    </style:style>
    <style:style style:name="T33" style:family="text">
      <style:text-properties officeooo:rsid="007c9538"/>
    </style:style>
    <style:style style:name="T34" style:family="text">
      <style:text-properties officeooo:rsid="008415b4"/>
    </style:style>
    <style:style style:name="T35" style:family="text">
      <style:text-properties officeooo:rsid="00999a57"/>
    </style:style>
    <style:style style:name="T36" style:family="text">
      <style:text-properties officeooo:rsid="009ad4e8"/>
    </style:style>
    <style:style style:name="T37" style:family="text">
      <style:text-properties officeooo:rsid="009b374f"/>
    </style:style>
    <style:style style:name="T38" style:family="text">
      <style:text-properties officeooo:rsid="00a48424"/>
    </style:style>
    <style:style style:name="T39" style:family="text">
      <style:text-properties officeooo:rsid="00ab1c2b"/>
    </style:style>
    <style:style style:name="T40" style:family="text">
      <style:text-properties officeooo:rsid="00aba154"/>
    </style:style>
    <style:style style:name="T41" style:family="text">
      <style:text-properties officeooo:rsid="00ad6a65"/>
    </style:style>
    <style:style style:name="T42" style:family="text">
      <style:text-properties officeooo:rsid="00ad7c6b"/>
    </style:style>
    <style:style style:name="T43" style:family="text">
      <style:text-properties officeooo:rsid="00b2a2c8"/>
    </style:style>
    <style:style style:name="T44" style:family="text">
      <style:text-properties fo:font-size="7pt" style:font-size-asian="7pt" style:font-size-complex="7pt"/>
    </style:style>
    <style:style style:name="T45" style:family="text">
      <style:text-properties fo:font-size="7pt" officeooo:rsid="00b2a2c8" style:font-size-asian="7pt" style:font-size-complex="7pt"/>
    </style:style>
    <style:style style:name="T46" style:family="text">
      <style:text-properties fo:font-size="7pt" officeooo:rsid="00b2a2c8" style:font-size-asian="6.09999990463257pt" style:font-size-complex="7pt"/>
    </style:style>
    <style:style style:name="T47" style:family="text">
      <style:text-properties fo:font-size="12pt" style:font-size-complex="12pt"/>
    </style:style>
    <style:style style:name="T48" style:family="text">
      <style:text-properties officeooo:rsid="001cbce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과목 I. 데이터 모델링의 이해</text:p>
      <text:p text:style-name="P1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2"><text:soft-page-break/>목차</text:p>
      <text:p text:style-name="P9"/>
      <text:p text:style-name="P9"/>
      <text:p text:style-name="P9"/>
      <text:p text:style-name="P7">제 1장 데이터 모델링의 이해 </text:p>
      <text:p text:style-name="P3"/>
      <text:list xml:id="list301636659" text:style-name="L1">
        <text:list-item>
          <text:p text:style-name="P69">제 1절 데이터 모델의 이해 </text:p>
        </text:list-item>
        <text:list-item>
          <text:p text:style-name="P69">제 2절 엔터티 </text:p>
        </text:list-item>
        <text:list-item>
          <text:p text:style-name="P69">제 3절 속성</text:p>
        </text:list-item>
        <text:list-item>
          <text:p text:style-name="P69">제 4절 관계 </text:p>
        </text:list-item>
        <text:list-item>
          <text:p text:style-name="P69">제 5절 식별자 </text:p>
        </text:list-item>
      </text:list>
      <text:p text:style-name="P4"/>
      <text:p text:style-name="P6">제 2장 데이터 모델과 SQL </text:p>
      <text:p text:style-name="P6"/>
      <text:list xml:id="list4290251408" text:style-name="L2">
        <text:list-item>
          <text:p text:style-name="P70">제 1절 정규화 </text:p>
        </text:list-item>
        <text:list-item>
          <text:p text:style-name="P70">제 2절 관계와 조인의 이해 </text:p>
        </text:list-item>
        <text:list-item>
          <text:p text:style-name="P70">제 3절 모델이 표현하는 트랜잭션의 이해 </text:p>
        </text:list-item>
        <text:list-item>
          <text:p text:style-name="P70">제 4절 NULL 속성의 이해 </text:p>
        </text:list-item>
        <text:list-item>
          <text:p text:style-name="P70">제 5절 본질식별자 vs 인조식별자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71"><text:soft-page-break/>제 <text:span text:style-name="T1">1장 데이터 모델링의 이해</text:span></text:p>
      <text:p text:style-name="P11"/>
      <text:p text:style-name="P73"><text:span text:style-name="T13">1. </text:span>제 <text:span text:style-name="T1">1절 데이터 모델의 이해 </text:span></text:p>
      <text:p text:style-name="P82"/>
      <text:p text:style-name="P99">1<text:span text:style-name="T13">)</text:span> 모델링의 이해</text:p>
      <text:p text:style-name="P30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43">모델링의 정의</text:p>
          </table:table-cell>
          <table:table-cell table:style-name="표1.B1" office:value-type="string">
            <text:p text:style-name="P48">현실 세계를 추상화, 단순화, 명확화 하기 위해 일정한 표기법에 의해 표현하는 기법</text:p>
          </table:table-cell>
        </table:table-row>
      </table:table>
      <text:p text:style-name="P33"/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table:number-rows-spanned="3" office:value-type="string">
            <text:p text:style-name="P43">모델링의 특징</text:p>
          </table:table-cell>
          <table:table-cell table:style-name="표2.A1" office:value-type="string">
            <text:p text:style-name="P43">추상화</text:p>
          </table:table-cell>
          <table:table-cell table:style-name="표2.C1" office:value-type="string">
            <text:p text:style-name="P48">현실 세계를 일정한 형식에 맞추어 표현함</text:p>
          </table:table-cell>
        </table:table-row>
        <table:table-row>
          <table:covered-table-cell table:style-name="표2.A2"/>
          <table:table-cell table:style-name="표2.B2" office:value-type="string">
            <text:p text:style-name="P43">단순화</text:p>
          </table:table-cell>
          <table:table-cell table:style-name="표2.C2" office:value-type="string">
            <text:p text:style-name="P48">복잡한 현실 세계를 제한된 표기법이나 언어로 표현하며 쉽게 이해할 수 있도록 함</text:p>
          </table:table-cell>
        </table:table-row>
        <table:table-row>
          <table:covered-table-cell table:style-name="표2.A2"/>
          <table:table-cell table:style-name="표2.B3" office:value-type="string">
            <text:p text:style-name="P43">명확화 </text:p>
          </table:table-cell>
          <table:table-cell table:style-name="표2.C3" office:value-type="string">
            <text:p text:style-name="P48">대상에 대한 애매모호함을 제거하고 정확하게 현상을 기술함</text:p>
          </table:table-cell>
        </table:table-row>
      </table:table>
      <text:p text:style-name="P32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table:number-rows-spanned="3" office:value-type="string">
            <text:p text:style-name="P52">모델링의 </text:p>
            <text:p text:style-name="P52">세가지 관점</text:p>
          </table:table-cell>
          <table:table-cell table:style-name="표3.B1" office:value-type="string">
            <text:p text:style-name="P43">데이터 관점</text:p>
          </table:table-cell>
          <table:table-cell table:style-name="표3.C1" office:value-type="string">
            <text:p text:style-name="P48">업무가 어떤 데이터와 관련이 있는지 또는 데이터 간의 관계는 무엇인지 모델링</text:p>
          </table:table-cell>
        </table:table-row>
        <table:table-row>
          <table:covered-table-cell table:style-name="표3.A2"/>
          <table:table-cell table:style-name="표3.B2" office:value-type="string">
            <text:p text:style-name="P43">프로세스 관점</text:p>
          </table:table-cell>
          <table:table-cell table:style-name="표3.C2" office:value-type="string">
            <text:p text:style-name="P48">실제하고 있는 업무는 무엇인지 또는 무엇을 해야 하는지를 모델링</text:p>
          </table:table-cell>
        </table:table-row>
        <table:table-row>
          <table:covered-table-cell table:style-name="표3.A2"/>
          <table:table-cell table:style-name="표3.B3" office:value-type="string">
            <text:p text:style-name="P43">데이터와 프로세스 상관 관점</text:p>
          </table:table-cell>
          <table:table-cell table:style-name="표3.C3" office:value-type="string">
            <text:p text:style-name="P48">업무가 처리하는 일의 방법에 따라 데이터는 어떻게 영향을 받고 있는지 모델링</text:p>
          </table:table-cell>
        </table:table-row>
      </table:table>
      <text:p text:style-name="P82"/>
      <text:p text:style-name="P99">2<text:span text:style-name="T13">)</text:span> 데이터 모델의 기본 개념의 이해</text:p>
      <text:p text:style-name="P28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43">데이터 모델링의 정의</text:p>
          </table:table-cell>
          <table:table-cell table:style-name="표4.B1" office:value-type="string">
            <text:p text:style-name="P53"><text:span text:style-name="T35">1. </text:span>정보시스템을 구축하기 위한 데이터 관점의 업무 분석 기법</text:p>
            <text:p text:style-name="P48"><text:span text:style-name="T35">2. </text:span>현실세계의 데이터에 대해 약속된 표기법에 의해 표현하는 과정 </text:p>
            <text:p text:style-name="P48"><text:span text:style-name="T35">3. </text:span>데이터베이스를 구축하기 위한 분석 설계의 과정 </text:p>
          </table:table-cell>
        </table:table-row>
      </table:table>
      <text:p text:style-name="P85"/>
      <text:p text:style-name="P86"><text:span text:style-name="T6">3</text:span><text:span text:style-name="T7">)</text:span><text:span text:style-name="T6"> 데이터 모델링의 중요성과 유의점</text:span> </text:p>
      <text:p text:style-name="P85"/>
      <table:table table:name="표5" table:style-name="표5">
        <table:table-column table:style-name="표5.A"/>
        <table:table-column table:style-name="표5.B"/>
        <table:table-column table:style-name="표5.C"/>
        <table:table-row>
          <table:table-cell table:style-name="표5.A1" table:number-rows-spanned="3" office:value-type="string">
            <text:p text:style-name="P43">데이터 모델링의 중요성</text:p>
          </table:table-cell>
          <table:table-cell table:style-name="표5.B1" office:value-type="string">
            <text:p text:style-name="P43">파급효과</text:p>
          </table:table-cell>
          <table:table-cell table:style-name="표5.C1" office:value-type="string">
            <text:p text:style-name="P48">데이터 구조의 변경으로 인한 변경 작업은 전체 시스템 구축 프로젝트에서 큰 위험 요소</text:p>
          </table:table-cell>
        </table:table-row>
        <table:table-row>
          <table:covered-table-cell table:style-name="표5.A2"/>
          <table:table-cell table:style-name="표5.B2" office:value-type="string">
            <text:p text:style-name="P43">복잡한 요구 사항의 간결한 표현 </text:p>
          </table:table-cell>
          <table:table-cell table:style-name="표5.C2" office:value-type="string">
            <text:p text:style-name="P48">정보 요구 사항이 정확하고 간결하게 표현되어 있는지 확인 </text:p>
          </table:table-cell>
        </table:table-row>
        <table:table-row>
          <table:covered-table-cell table:style-name="표5.A2"/>
          <table:table-cell table:style-name="표5.B3" office:value-type="string">
            <text:p text:style-name="P43">데이터 품질 </text:p>
          </table:table-cell>
          <table:table-cell table:style-name="표5.C3" office:value-type="string">
            <text:p text:style-name="P48">중복 데이터의 미정의, 데이터 구조에서 비즈니스 정의의 불충분, 데이터 불일치 등의 문제</text:p>
          </table:table-cell>
        </table:table-row>
      </table:table>
      <text:p text:style-name="P34"/>
      <table:table table:name="표12" table:style-name="표12">
        <table:table-column table:style-name="표12.A"/>
        <table:table-column table:style-name="표12.B"/>
        <table:table-column table:style-name="표12.C"/>
        <table:table-row>
          <table:table-cell table:style-name="표12.A1" table:number-rows-spanned="3" office:value-type="string">
            <text:p text:style-name="P44">데이터 모델링의 유의점</text:p>
          </table:table-cell>
          <table:table-cell table:style-name="표12.B1" office:value-type="string">
            <text:p text:style-name="P44">중복</text:p>
          </table:table-cell>
          <table:table-cell table:style-name="표12.C1" office:value-type="string">
            <text:p text:style-name="P49">데이터베이스가 여러 장소에 같은 정보를 저장하는 잘못을 방지함</text:p>
          </table:table-cell>
        </table:table-row>
        <table:table-row>
          <table:covered-table-cell table:style-name="표12.A2"/>
          <table:table-cell table:style-name="표12.B2" office:value-type="string">
            <text:p text:style-name="P44">비유연성</text:p>
          </table:table-cell>
          <table:table-cell table:style-name="표12.C2" office:value-type="string">
            <text:p text:style-name="P49">프로세스의 작은 변화가 어플리케이션과 데이터베이스에 중대한 변화를 일으킬 가능성을 줄임 </text:p>
          </table:table-cell>
        </table:table-row>
        <table:table-row>
          <table:covered-table-cell table:style-name="표12.A2"/>
          <table:table-cell table:style-name="표12.B3" office:value-type="string">
            <text:p text:style-name="P44">비일관성</text:p>
          </table:table-cell>
          <table:table-cell table:style-name="표12.C3" office:value-type="string">
            <text:p text:style-name="P49">데이터와 데이터 간 상호 연관 관계에 대한 명확한 정의를 필요로 함 </text:p>
          </table:table-cell>
        </table:table-row>
      </table:table>
      <text:p text:style-name="P84"/>
      <text:p text:style-name="P86"><text:span text:style-name="T6">4</text:span><text:span text:style-name="T7">)</text:span><text:span text:style-name="T6"> 데이터 모델링의 3단계 진행</text:span> </text:p>
      <text:p text:style-name="P83"/>
      <table:table table:name="표6" table:style-name="표6">
        <table:table-column table:style-name="표6.A"/>
        <table:table-column table:style-name="표6.B"/>
        <table:table-column table:style-name="표6.C"/>
        <table:table-row>
          <table:table-cell table:style-name="표6.A1" table:number-rows-spanned="3" office:value-type="string">
            <text:p text:style-name="P54">데이터 모델링의 3단계 진행</text:p>
          </table:table-cell>
          <table:table-cell table:style-name="표6.A1" office:value-type="string">
            <text:p text:style-name="P45">개념적 데이터 모델링</text:p>
            <text:p text:style-name="P55">(Conceptual Data Modeling)</text:p>
          </table:table-cell>
          <table:table-cell table:style-name="표6.C1" office:value-type="string">
            <text:p text:style-name="P56">- 추상화 수준이 높고, 포괄적인 수준의 모델링 진행 </text:p>
            <text:p text:style-name="P56">- 엔터티(<text:span text:style-name="T28">Entity)와 속성(Attribute)을 도출함 </text:span></text:p>
            <text:p text:style-name="P50"><text:span text:style-name="T48">- </text:span><text:span text:style-name="T2">핵심 엔터티와 그들 간의 관계를 발견하고, 엔터티-관계 다이어그램을 생성함 </text:span></text:p>
          </table:table-cell>
        </table:table-row>
        <table:table-row>
          <table:covered-table-cell table:style-name="표6.A1"/>
          <table:table-cell table:style-name="표6.B2" office:value-type="string">
            <text:p text:style-name="P45">논리적 데이터 모델링</text:p>
            <text:p text:style-name="P55">(Logical Data Modeling)</text:p>
          </table:table-cell>
          <table:table-cell table:style-name="표6.C2" office:value-type="string">
            <text:p text:style-name="P48">- 시스템을 구축하고자 하는 업무에 대해 <text:span text:style-name="T2">Key, 속성, 관계 등을 정확하게 표현</text:span></text:p>
            <text:p text:style-name="P48">- 재사용성이 가장 높음 </text:p>
            <text:p text:style-name="P48">- 정규화를 수행하여 데이터 모델의 독립성을 확보함 </text:p>
          </table:table-cell>
        </table:table-row>
        <table:table-row>
          <table:covered-table-cell table:style-name="표6.A1"/>
          <table:table-cell table:style-name="표6.B2" office:value-type="string">
            <text:p text:style-name="P45">물리적 데이터 모델링</text:p>
            <text:p text:style-name="P45">(Physical Data Modeling)</text:p>
          </table:table-cell>
          <table:table-cell table:style-name="표6.C3" office:value-type="string">
            <text:p text:style-name="P48">- 데이터베이스에 이식할 수 있도록 성능, 저장 등 물리적인 성격을 고려하여 설계 </text:p>
            <text:p text:style-name="P48">- 데이터 저장소로서 어떻게 컴퓨터 하드웨어에 표현될 것인지 판단</text:p>
            <text:p text:style-name="P48">- 테이블, 칼럼 등으로 표현되는 저장 구조와 자료를 추출하는 접근 방법이 존재</text:p>
          </table:table-cell>
        </table:table-row>
      </table:table>
      <text:p text:style-name="P87"/>
      <text:p text:style-name="P88"><text:span text:style-name="T6">5</text:span><text:span text:style-name="T7">)</text:span><text:span text:style-name="T6"> 프로젝트 생명주기에서 데이터 모델링</text:span> </text:p>
      <text:p text:style-name="P87"/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43">데이터 모델링 순서</text:p>
          </table:table-cell>
          <table:table-cell table:style-name="표7.B1" office:value-type="string">
            <text:p text:style-name="P48">논리/개념 데이터 모델링 → 물리데이터 모델링 → <text:span text:style-name="T3">DB 구축, 변경, 관리 → DB 튜닝 → DB 전환 </text:span></text:p>
          </table:table-cell>
        </table:table-row>
      </table:table>
      <text:p text:style-name="P87"/>
      <text:p text:style-name="P100"><text:span text:style-name="T10">6</text:span><text:span text:style-name="T13">)</text:span> 데이터 모델링에서 데이터 독립성의 이해</text:p>
      <text:p text:style-name="P87"/>
      <table:table table:name="표8" table:style-name="표8">
        <table:table-column table:style-name="표8.A"/>
        <table:table-column table:style-name="표8.B"/>
        <table:table-row>
          <table:table-cell table:style-name="표8.A1" office:value-type="string">
            <text:p text:style-name="P43">데이터 독립성의 필요성</text:p>
          </table:table-cell>
          <table:table-cell table:style-name="표8.B1" office:value-type="string">
            <text:p text:style-name="P57"><text:span text:style-name="T36">1.</text:span> 지속적으로 증가하는 유지 보수 비용을 절감하기 위해 </text:p>
            <text:p text:style-name="P57"><text:span text:style-name="T36">2.</text:span> 데이터 복잡도를 낮추고 중복된 데이터를 제거하기 위해</text:p>
          </table:table-cell>
        </table:table-row>
      </table:table>
      <text:p text:style-name="P35"/>
      <table:table table:name="표9" table:style-name="표9">
        <table:table-column table:style-name="표9.A"/>
        <table:table-column table:style-name="표9.B"/>
        <table:table-column table:style-name="표9.C"/>
        <table:table-row>
          <table:table-cell table:style-name="표9.A1" table:number-rows-spanned="3" office:value-type="string">
            <text:p text:style-name="P43">데이터 독립성 요소</text:p>
          </table:table-cell>
          <table:table-cell table:style-name="표9.A1" office:value-type="string">
            <text:p text:style-name="P46">외부 스키마</text:p>
            <text:p text:style-name="P46">(<text:span text:style-name="T4">External Schema)</text:span></text:p>
          </table:table-cell>
          <table:table-cell table:style-name="표9.C1" office:value-type="string">
            <text:p text:style-name="P48">- 개개 사용자 단계로서 개개 사용자가 보는 개인적 <text:span text:style-name="T4">DB 스키마</text:span></text:p>
            <text:p text:style-name="P48">- <text:span text:style-name="T4">DB의 개개 사용자나 응용 프로그래머가 접근하는 DB 정의 </text:span></text:p>
          </table:table-cell>
        </table:table-row>
        <table:table-row>
          <table:covered-table-cell table:style-name="표9.A1"/>
          <table:table-cell table:style-name="표9.B2" office:value-type="string">
            <text:p text:style-name="P46">개념 스키마</text:p>
            <text:p text:style-name="P46">(<text:span text:style-name="T4">Conceptual Schema) </text:span></text:p>
          </table:table-cell>
          <table:table-cell table:style-name="표9.C2" office:value-type="string">
            <text:p text:style-name="P48">- 하나의 개념적 스키마로, 모든 사용자 관점을 통합한 조직 전체의 <text:span text:style-name="T4">DB를 기술 </text:span></text:p>
            <text:p text:style-name="P48">- 응용 시스템이나 사용자들이 필요로 하는 데이터를 통합한 조직 전체의 <text:span text:style-name="T4">DB를 기술한 것</text:span></text:p>
          </table:table-cell>
        </table:table-row>
        <table:table-row>
          <table:covered-table-cell table:style-name="표9.A1"/>
          <table:table-cell table:style-name="표9.B2" office:value-type="string">
            <text:p text:style-name="P46">내부 스키마</text:p>
            <text:p text:style-name="P46">(<text:span text:style-name="T4">Internal Schema) </text:span></text:p>
          </table:table-cell>
          <table:table-cell table:style-name="표9.C3" office:value-type="string">
            <text:p text:style-name="P48">- <text:span text:style-name="T4">DB가 물리적으로 저장된 형식 </text:span></text:p>
            <text:p text:style-name="P51">- 물리적 장치에서 데이터가 실제적으로 저장되는 방법을 표현하는 스키마</text:p>
          </table:table-cell>
        </table:table-row>
      </table:table>
      <text:p text:style-name="P39"/>
      <table:table table:name="표10" table:style-name="표10">
        <table:table-column table:style-name="표10.A"/>
        <table:table-column table:style-name="표10.B"/>
        <table:table-column table:style-name="표10.C"/>
        <text:soft-page-break/>
        <table:table-row>
          <table:table-cell table:style-name="표10.A1" table:number-rows-spanned="2" office:value-type="string">
            <text:p text:style-name="P43">두 영역의 데이터 독립성</text:p>
          </table:table-cell>
          <table:table-cell table:style-name="표10.A1" office:value-type="string">
            <text:p text:style-name="P43">논리적 독립성</text:p>
          </table:table-cell>
          <table:table-cell table:style-name="표10.C1" office:value-type="string">
            <text:p text:style-name="P48">- 개념 스키마가 변경되어도 외부 스키마에는 영향을 미치지 않음 </text:p>
            <text:p text:style-name="P48">- 논리적 구조가 변경되어도 응용 프로그램에 영향이 없음 </text:p>
          </table:table-cell>
        </table:table-row>
        <table:table-row>
          <table:covered-table-cell table:style-name="표10.A1"/>
          <table:table-cell table:style-name="표10.B2" office:value-type="string">
            <text:p text:style-name="P43">물리적 독립성 </text:p>
          </table:table-cell>
          <table:table-cell table:style-name="표10.C2" office:value-type="string">
            <text:p text:style-name="P48">- 물리적 구조 영향 없이 개념 구조를 변경 가능 </text:p>
            <text:p text:style-name="P48">- 개념 구조 영향 없이 물리적인 구조 변경 가능 </text:p>
          </table:table-cell>
        </table:table-row>
      </table:table>
      <text:p text:style-name="P35"/>
      <table:table table:name="표11" table:style-name="표11">
        <table:table-column table:style-name="표11.A"/>
        <table:table-column table:style-name="표11.B"/>
        <table:table-column table:style-name="표11.C"/>
        <table:table-row>
          <table:table-cell table:style-name="표11.A1" table:number-rows-spanned="2" office:value-type="string">
            <text:p text:style-name="P46">사상</text:p>
            <text:p text:style-name="P46">(<text:span text:style-name="T5">Mapping)</text:span></text:p>
          </table:table-cell>
          <table:table-cell table:style-name="표11.A1" office:value-type="string">
            <text:p text:style-name="P43">논리적 사상</text:p>
          </table:table-cell>
          <table:table-cell table:style-name="표11.C1" office:value-type="string">
            <text:p text:style-name="P48">- 외부적 뷰와 개념적 뷰의 상호 관련성을 정의</text:p>
            <text:p text:style-name="P48">- 사용자가 접근하는 형식에 따라 다른 타입 필드를 가질 수 있음</text:p>
            <text:p text:style-name="P48">- 개념적 뷰의 필드 타입은 변화가 없음</text:p>
          </table:table-cell>
        </table:table-row>
        <table:table-row>
          <table:covered-table-cell table:style-name="표11.A1"/>
          <table:table-cell table:style-name="표11.B2" office:value-type="string">
            <text:p text:style-name="P43">물리적 사상</text:p>
          </table:table-cell>
          <table:table-cell table:style-name="표11.C2" office:value-type="string">
            <text:p text:style-name="P48">- 저장된 데이터베이스 구조가 변경되면 논리적 사상이 바뀌어야 함 </text:p>
          </table:table-cell>
        </table:table-row>
      </table:table>
      <text:p text:style-name="P87"/>
      <text:p text:style-name="P101">7<text:span text:style-name="T13">)</text:span> 데이터 모델링의 중요한 세 가지 개념</text:p>
      <text:p text:style-name="P89"/>
      <table:table table:name="표13" table:style-name="표13">
        <table:table-column table:style-name="표13.A"/>
        <table:table-column table:style-name="표13.B"/>
        <table:table-row>
          <table:table-cell table:style-name="표13.A1" office:value-type="string">
            <text:p text:style-name="P43">업무가 관여하는 어떤 것(<text:span text:style-name="T11">Thing)</text:span></text:p>
          </table:table-cell>
          <table:table-cell table:style-name="표13.B1" office:value-type="string">
            <text:p text:style-name="P58">엔터티(Entity)</text:p>
          </table:table-cell>
        </table:table-row>
        <table:table-row>
          <table:table-cell table:style-name="표13.A2" office:value-type="string">
            <text:p text:style-name="P43">어떤 것이 가지는 성격(<text:span text:style-name="T11">Attributes)</text:span></text:p>
          </table:table-cell>
          <table:table-cell table:style-name="표13.B2" office:value-type="string">
            <text:p text:style-name="P43">속성<text:span text:style-name="T11">(Attribute)</text:span></text:p>
          </table:table-cell>
        </table:table-row>
        <table:table-row>
          <table:table-cell table:style-name="표13.A2" office:value-type="string">
            <text:p text:style-name="P43">업무가 관여하는 어떤 것 간의 관계(<text:span text:style-name="T11">Relationships)</text:span></text:p>
          </table:table-cell>
          <table:table-cell table:style-name="표13.B2" office:value-type="string">
            <text:p text:style-name="P43">관계<text:span text:style-name="T11">(Relationship)</text:span></text:p>
          </table:table-cell>
        </table:table-row>
      </table:table>
      <text:p text:style-name="P89"/>
      <text:p text:style-name="P102">8<text:span text:style-name="T13">)</text:span> 데이터 모델링의 이해 관계자</text:p>
      <text:p text:style-name="P103"/>
      <table:table table:name="표14" table:style-name="표14">
        <table:table-column table:style-name="표14.A"/>
        <table:table-row>
          <table:table-cell table:style-name="표14.A1" office:value-type="string">
            <text:p text:style-name="P48"><text:span text:style-name="T37">1.</text:span> 데이터 모델링이라는 과정이 데이터 베이스를 설계한다는 측면보다 업무를 이해하고 분석하는 것이 중요함</text:p>
            <text:p text:style-name="P48"><text:span text:style-name="T37">2. </text:span>모델러나 <text:span text:style-name="T12">DBA는 정확하게 모델링이 진행될 수 있도록 제시하며 현안 별로 직접 모델링하는 역할을 수행함 </text:span></text:p>
            <text:p text:style-name="P48"><text:span text:style-name="T37">3.</text:span> 업무에 대한 높은 이해도와 모델링에 대한 개념 및 세부 사항에 대한 지식을 가지고 있는 사람이 모델러가 될 수 있음 </text:p>
          </table:table-cell>
        </table:table-row>
      </table:table>
      <text:p text:style-name="P87"/>
      <text:p text:style-name="P102">9<text:span text:style-name="T13">)</text:span> 데이터 모델의 표기법인 ERD 이해</text:p>
      <text:p text:style-name="P87"/>
      <table:table table:name="표15" table:style-name="표15">
        <table:table-column table:style-name="표15.A"/>
        <table:table-column table:style-name="표15.B"/>
        <table:table-row>
          <table:table-cell table:style-name="표15.A1" office:value-type="string">
            <text:p text:style-name="P59">ERD 표기법 </text:p>
          </table:table-cell>
          <table:table-cell table:style-name="표15.B1" office:value-type="string">
            <text:p text:style-name="P60">- ERD(Entity Relationship Diagram) </text:p>
            <text:p text:style-name="P60">- 업무 분석에서 도출된 엔터티와 엔터티간의 관계를 이해하기 쉽게 도식화된 다이어그램</text:p>
            <text:p text:style-name="P60">- 실제 프로젝트에서는 분석된 엔터티와 관계 속성 정보가 바로 ERD에 표현 </text:p>
          </table:table-cell>
        </table:table-row>
        <table:table-row>
          <table:table-cell table:style-name="표15.A2" office:value-type="string">
            <text:p text:style-name="P59">ERD 작업순서</text:p>
          </table:table-cell>
          <table:table-cell table:style-name="표15.B2" office:value-type="string">
            <text:p text:style-name="P60">1. 엔터티를 그린다</text:p>
            <text:p text:style-name="P60">2. 엔터티를 적절하게 배치한다 </text:p>
            <text:p text:style-name="P60">3. 엔터티 간 관계를 설정한다 </text:p>
            <text:p text:style-name="P60">4. 관계명을 기술한다 </text:p>
            <text:p text:style-name="P60">5. 관계의 참여도를 기술한다 </text:p>
            <text:p text:style-name="P60">6. 관계의 필수여부를 기술한다 </text:p>
          </table:table-cell>
        </table:table-row>
      </table:table>
      <text:p text:style-name="P87"/>
      <text:p text:style-name="P90"><text:span text:style-name="T6">10</text:span><text:span text:style-name="T7">)</text:span><text:span text:style-name="T6"> 좋은 데이터 모델의 요소</text:span></text:p>
      <text:p text:style-name="P87"/>
      <table:table table:name="표16" table:style-name="표16">
        <table:table-column table:style-name="표16.A"/>
        <table:table-column table:style-name="표16.B"/>
        <table:table-row>
          <table:table-cell table:style-name="표16.A1" office:value-type="string">
            <text:p text:style-name="P43">완전성<text:span text:style-name="T12">(Completeness)</text:span></text:p>
          </table:table-cell>
          <table:table-cell table:style-name="표16.B1" office:value-type="string">
            <text:p text:style-name="P48">업무에서 필요한 모든 데이터가 데이터 모델에 정의되어 있어야 함 </text:p>
          </table:table-cell>
        </table:table-row>
        <table:table-row>
          <table:table-cell table:style-name="표16.A2" office:value-type="string">
            <text:p text:style-name="P43">중복 배제<text:span text:style-name="T12">(Non-Redundancy)</text:span></text:p>
          </table:table-cell>
          <table:table-cell table:style-name="표16.B2" office:value-type="string">
            <text:p text:style-name="P48">하나의 데이터베이스 내에서 동일한 사실은 반드시 한 번만 기록되어야 함</text:p>
          </table:table-cell>
        </table:table-row>
        <table:table-row>
          <table:table-cell table:style-name="표16.A2" office:value-type="string">
            <text:p text:style-name="P43">업무 규칙<text:span text:style-name="T12">(Business Rule)</text:span></text:p>
          </table:table-cell>
          <table:table-cell table:style-name="표16.B3" office:value-type="string">
            <text:p text:style-name="P48">데이터 모델링 과정에서 도출되고 규명되는 수많은 업무 규칙을 데이터 모델에 표현</text:p>
          </table:table-cell>
        </table:table-row>
        <table:table-row>
          <table:table-cell table:style-name="표16.A2" office:value-type="string">
            <text:p text:style-name="P47">데이터 재사용<text:span text:style-name="T12">(Reusability)</text:span></text:p>
          </table:table-cell>
          <table:table-cell table:style-name="표16.B4" office:value-type="string">
            <text:p text:style-name="P48">데이터 통합성과 독립성을 고려함. 합리적으로 잘 정돈된 방법으로 데이터를 통합하여 데이터의 집합을 정의</text:p>
          </table:table-cell>
        </table:table-row>
        <table:table-row>
          <table:table-cell table:style-name="표16.A2" office:value-type="string">
            <text:p text:style-name="P43">의사소통<text:span text:style-name="T12">(Communication)</text:span></text:p>
          </table:table-cell>
          <table:table-cell table:style-name="표16.B5" office:value-type="string">
            <text:p text:style-name="P48">업무 규칙들은 데이터 모델에 엔터티, 서브타입, 속성, 관계 등의 형태로 최대한 자세하게 표현되어야 한다</text:p>
          </table:table-cell>
        </table:table-row>
        <table:table-row>
          <table:table-cell table:style-name="표16.A2" office:value-type="string">
            <text:p text:style-name="P43">통합성<text:span text:style-name="T12">(Integration)</text:span></text:p>
          </table:table-cell>
          <table:table-cell table:style-name="표16.B6" office:value-type="string">
            <text:p text:style-name="P48">공유 데이터에 대한 구조를 여러 업무 영역에서 공동으로 사용하기 용이하게 설계할 수 있어야 함 </text:p>
          </table:table-cell>
        </table:table-row>
      </table:table>
      <text:p text:style-name="P79"/>
      <text:p text:style-name="P74">2. 제 2절 엔터티</text:p>
      <text:p text:style-name="P104"/>
      <text:p text:style-name="P104">1) 엔터티의 개념</text:p>
      <text:p text:style-name="P104"/>
      <table:table table:name="표17" table:style-name="표17">
        <table:table-column table:style-name="표17.A"/>
        <table:table-column table:style-name="표17.B"/>
        <table:table-row>
          <table:table-cell table:style-name="표17.A1" office:value-type="string">
            <text:p text:style-name="P43">엔터티(<text:span text:style-name="T14">Entity)</text:span></text:p>
          </table:table-cell>
          <table:table-cell table:style-name="표17.B1" office:value-type="string">
            <text:p text:style-name="P48">- 변별할 수 있는 사물, 데이터베이스 내에서 변별 가능한 객체 </text:p>
            <text:p text:style-name="P48">- 정보를 저장할 수 있는 사람, 장소, 물건, 사건, 개념 등 </text:p>
            <text:p text:style-name="P48">- 업무에 필요하고 유용한 정보를 저장하고 관리하기 위한 집합적인 것(<text:span text:style-name="T14">Thing)</text:span></text:p>
          </table:table-cell>
        </table:table-row>
      </table:table>
      <text:p text:style-name="P104"/>
      <text:p text:style-name="P105">2) 엔터티의 특징</text:p>
      <text:p text:style-name="P91"/>
      <table:table table:name="표18" table:style-name="표18">
        <table:table-column table:style-name="표18.A"/>
        <table:table-row>
          <table:table-cell table:style-name="표18.A1" office:value-type="string">
            <text:p text:style-name="P48"><text:span text:style-name="T43">1. </text:span>시스템을 구축하고자 하는 업무에서 필요로 하고 관리하고자 하는 정보여야 함</text:p>
            <text:p text:style-name="P48"><text:span text:style-name="T43">2. </text:span>식별자(<text:span text:style-name="T15">Unique Identifier)에 의해 식별할 수 있어야 함 </text:span></text:p>
            <text:p text:style-name="P48"><text:span text:style-name="T43">3. </text:span>영속적으로 존재하는 인스턴스의 집합이 되어야 <text:s/></text:p>
            <text:p text:style-name="P48"><text:span text:style-name="T43">4. </text:span>업무 프로세스(<text:span text:style-name="T15">Business Process)가 그 엔터티를 반드시 이용해야 한다는 점 </text:span></text:p>
            <text:p text:style-name="P48"><text:span text:style-name="T43">5. </text:span>반드시 속성(<text:span text:style-name="T15">Attributes)이 포함되어야 한다는 점 </text:span></text:p>
            <text:p text:style-name="P61">6. 엔터티는 다른 엔터티와 최소 한 개 이상의 관계를 가져야 한다는 것 </text:p>
          </table:table-cell>
        </table:table-row>
      </table:table>
      <text:p text:style-name="P36"/>
      <table:table table:name="표19" table:style-name="표19">
        <table:table-column table:style-name="표19.A"/>
        <table:table-column table:style-name="표19.B"/>
        <table:table-column table:style-name="표19.C"/>
        <table:table-row>
          <table:table-cell table:style-name="표19.A1" table:number-rows-spanned="3" office:value-type="string">
            <text:p text:style-name="P43">관계를 생략해 표현 하는 경우</text:p>
          </table:table-cell>
          <table:table-cell table:style-name="표19.A1" office:value-type="string">
            <text:p text:style-name="P43">통계성 엔터티 도출</text:p>
          </table:table-cell>
          <table:table-cell table:style-name="표19.C1" office:value-type="string">
            <text:p text:style-name="P48">엔터티로부터 통계 업무만<text:span text:style-name="T15">(Read Only)를 위해 별도로 정의된 엔터티 </text:span></text:p>
          </table:table-cell>
        </table:table-row>
        <table:table-row>
          <table:covered-table-cell table:style-name="표19.A1"/>
          <table:table-cell table:style-name="표19.B2" office:value-type="string">
            <text:p text:style-name="P43">코드성 엔터티 도출</text:p>
          </table:table-cell>
          <table:table-cell table:style-name="표19.C2" office:value-type="string">
            <text:p text:style-name="P48">엔터티 간의 관계 설정으로 인해 데이터 모델의 읽기 효율성 저하를 방지함 </text:p>
          </table:table-cell>
        </table:table-row>
        <table:table-row>
          <table:covered-table-cell table:style-name="표19.A1"/>
          <table:table-cell table:style-name="표19.B2" office:value-type="string">
            <text:p text:style-name="P43">시스템 처리시 내부에 필요에 의한 엔터티 도출</text:p>
          </table:table-cell>
          <table:table-cell table:style-name="표19.C3" office:value-type="string">
            <text:p text:style-name="P48">트랜잭션이 업무적으로 연관된 테이블의 경우 </text:p>
          </table:table-cell>
        </table:table-row>
      </table:table>
      <text:p text:style-name="P91"/>
      <text:p text:style-name="P105">3) 엔터티의 분류</text:p>
      <text:p text:style-name="P105"/>
      <table:table table:name="표20" table:style-name="표20">
        <table:table-column table:style-name="표20.A"/>
        <table:table-column table:style-name="표20.B"/>
        <table:table-column table:style-name="표20.C"/>
        <table:table-row>
          <table:table-cell table:style-name="표20.A1" table:number-rows-spanned="3" office:value-type="string">
            <text:p text:style-name="P43">유뮤형에 따른 분류 </text:p>
          </table:table-cell>
          <table:table-cell table:style-name="표20.A1" office:value-type="string">
            <text:p text:style-name="P43">유형 엔터티(<text:span text:style-name="T15">Tangible Entity)</text:span></text:p>
          </table:table-cell>
          <table:table-cell table:style-name="표20.C1" office:value-type="string">
            <text:p text:style-name="P48">물리적인 형태가 있고 안정적이며 지속적으로 활용되는 엔터티 </text:p>
          </table:table-cell>
        </table:table-row>
        <table:table-row>
          <table:covered-table-cell table:style-name="표20.A1"/>
          <table:table-cell table:style-name="표20.B2" office:value-type="string">
            <text:p text:style-name="P43">개념 엔터티(<text:span text:style-name="T15">Conceptual Entity)</text:span></text:p>
          </table:table-cell>
          <table:table-cell table:style-name="표20.C2" office:value-type="string">
            <text:p text:style-name="P48">물리적인 형태가 존재하지 않고 관리해야 할 개념적 정보로 구분되는 엔터티 </text:p>
          </table:table-cell>
        </table:table-row>
        <table:table-row>
          <table:covered-table-cell table:style-name="표20.A1"/>
          <table:table-cell table:style-name="표20.B2" office:value-type="string">
            <text:p text:style-name="P43">사건 엔터티(<text:span text:style-name="T15">Event Entity)</text:span></text:p>
          </table:table-cell>
          <table:table-cell table:style-name="표20.C3" office:value-type="string">
            <text:p text:style-name="P48">업무를 수행함에 따라 발생하는 엔터티 </text:p>
          </table:table-cell>
        </table:table-row>
      </table:table>
      <text:p text:style-name="P40"/>
      <table:table table:name="표21" table:style-name="표21">
        <table:table-column table:style-name="표21.A"/>
        <table:table-column table:style-name="표21.B"/>
        <table:table-column table:style-name="표21.C"/>
        <table:table-row>
          <table:table-cell table:style-name="표21.A1" table:number-rows-spanned="3" office:value-type="string">
            <text:p text:style-name="P43">발생 시점에 따른 분류</text:p>
          </table:table-cell>
          <table:table-cell table:style-name="표21.A1" office:value-type="string">
            <text:p text:style-name="P43">기본 엔터티<text:span text:style-name="T15">(Key Entity)</text:span></text:p>
          </table:table-cell>
          <table:table-cell table:style-name="표21.C1" office:value-type="string">
            <text:p text:style-name="P48">- 다른 엔터티에 의해 생성되지 않고 독립적으로 생성이 가능함 </text:p>
            <text:p text:style-name="P48">- 타 엔터티의 부모역할을 수행함. 주 식별자를 상속받지 않고 자신의 고유한 주 식별자를 가짐 </text:p>
          </table:table-cell>
        </table:table-row>
        <table:table-row>
          <table:covered-table-cell table:style-name="표21.A1"/>
          <table:table-cell table:style-name="표21.B2" office:value-type="string">
            <text:p text:style-name="P43">중심 엔터티<text:span text:style-name="T15">(Main Entity)</text:span></text:p>
          </table:table-cell>
          <table:table-cell table:style-name="표21.C2" office:value-type="string">
            <text:p text:style-name="P48">- 기본 엔터티로부터 발생되고 그 업무에서 중심적인 역할을 함 </text:p>
            <text:p text:style-name="P48">- 다른 엔터티와의 관계를 통해 많은 행위 엔터티를 생성함 </text:p>
          </table:table-cell>
        </table:table-row>
        <table:table-row>
          <table:covered-table-cell table:style-name="표21.A1"/>
          <table:table-cell table:style-name="표21.B2" office:value-type="string">
            <text:p text:style-name="P43">행위 엔터티(<text:span text:style-name="T15">Active Entity) </text:span></text:p>
          </table:table-cell>
          <table:table-cell table:style-name="표21.C2" office:value-type="string">
            <text:p text:style-name="P48">- 두 개 이상의 부모 엔터티로부터 발생하고, 자주 내용이 바뀌거나 데이터 양이 증가함 </text:p>
            <text:p text:style-name="P48">- 상세 설계 단계나 프로세스와 상관 모델링을 진행하면서 도출됨 </text:p>
          </table:table-cell>
        </table:table-row>
      </table:table>
      <text:p text:style-name="P80"/>
      <text:p text:style-name="P75">3. 제 3절 속성</text:p>
      <text:p text:style-name="P92"/>
      <text:p text:style-name="P106">1) 속성의 개념 </text:p>
      <text:p text:style-name="P92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P43">속성<text:span text:style-name="T16">(Attribute)</text:span></text:p>
          </table:table-cell>
          <table:table-cell table:style-name="표22.B1" office:value-type="string">
            <text:p text:style-name="P62">업무에서 필요로 하는 인스턴스에서 관리하고자 하는 의미상 더 분리되지 않는 최소의 데이터 단위 </text:p>
          </table:table-cell>
        </table:table-row>
      </table:table>
      <text:p text:style-name="P92"/>
      <text:p text:style-name="P106">2) 엔터티, 인스턴스, 속성, 속성값의 관계</text:p>
      <text:p text:style-name="P106"/>
      <table:table table:name="표23" table:style-name="표23">
        <table:table-column table:style-name="표23.A"/>
        <table:table-row>
          <table:table-cell table:style-name="표23.A1" office:value-type="string">
            <text:p text:style-name="P48">- 한 개의 엔터티는 두 개 이상의 인스턴스의 집합이어야 함</text:p>
            <text:p text:style-name="P48">- 한 개의 엔터티는 두 개 이상의 속성을 가짐</text:p>
            <text:p text:style-name="P48">- 한 개의 속성은 한 개의 속성값을 가짐</text:p>
          </table:table-cell>
        </table:table-row>
      </table:table>
      <text:p text:style-name="P106"/>
      <text:p text:style-name="P106">3) 속성의 특징</text:p>
      <text:p text:style-name="P87"/>
      <table:table table:name="표24" table:style-name="표24">
        <table:table-column table:style-name="표24.A"/>
        <table:table-row>
          <table:table-cell table:style-name="표24.A1" office:value-type="string">
            <text:p text:style-name="P48"><text:span text:style-name="T38">1.</text:span> 반드시 해당 업무에서 필요하고 관리하고자 하는 정보여야 함</text:p>
            <text:p text:style-name="P48"><text:span text:style-name="T38">2.</text:span> 정규화 이론에 근거하여 정해진 주식별자에 함수적 종속성을 가져야 함</text:p>
            <text:p text:style-name="P48"><text:span text:style-name="T38">3.</text:span> 하나의 속성은 한 개의 값만을 가짐, 하나의 속성에 여러 개의 값이 있는 다중값일 경우 별도의 엔터티를 이용하여 분리함</text:p>
          </table:table-cell>
        </table:table-row>
      </table:table>
      <text:p text:style-name="P87"/>
      <text:p text:style-name="P106">4) 속성의 분류</text:p>
      <text:p text:style-name="P92"/>
      <table:table table:name="표25" table:style-name="표25">
        <table:table-column table:style-name="표25.A"/>
        <table:table-column table:style-name="표25.B"/>
        <table:table-column table:style-name="표25.C"/>
        <table:table-row>
          <table:table-cell table:style-name="표25.A1" table:number-rows-spanned="3" office:value-type="string">
            <text:p text:style-name="P43">속성의 특성에 따른 분류</text:p>
          </table:table-cell>
          <table:table-cell table:style-name="표25.A1" office:value-type="string">
            <text:p text:style-name="P43">기본속성<text:span text:style-name="T16">(Basic Attribute)</text:span></text:p>
          </table:table-cell>
          <table:table-cell table:style-name="표25.C1" office:value-type="string">
            <text:p text:style-name="P48">업무로부터 추출한 모든 속성 </text:p>
          </table:table-cell>
        </table:table-row>
        <table:table-row>
          <table:covered-table-cell table:style-name="표25.A1"/>
          <table:table-cell table:style-name="표25.B2" office:value-type="string">
            <text:p text:style-name="P43">설계속성<text:span text:style-name="T16">(Designed Attribute)</text:span></text:p>
          </table:table-cell>
          <table:table-cell table:style-name="표25.C2" office:value-type="string">
            <text:p text:style-name="P48">업무를 규칙화하기 위해 속성을 새로 만들거나 변형하여 정의하는 속성</text:p>
          </table:table-cell>
        </table:table-row>
        <table:table-row>
          <table:covered-table-cell table:style-name="표25.A1"/>
          <table:table-cell table:style-name="표25.B2" office:value-type="string">
            <text:p text:style-name="P43">파생속성<text:span text:style-name="T16">(Derived Attribute)</text:span></text:p>
          </table:table-cell>
          <table:table-cell table:style-name="표25.C2" office:value-type="string">
            <text:p text:style-name="P48">다른 속성에 영향을 받아 발생하는 속성, 계산된 값 </text:p>
          </table:table-cell>
        </table:table-row>
      </table:table>
      <text:p text:style-name="P37"/>
      <table:table table:name="표26" table:style-name="표26">
        <table:table-column table:style-name="표26.A"/>
        <table:table-column table:style-name="표26.B"/>
        <table:table-column table:style-name="표26.C"/>
        <table:table-row>
          <table:table-cell table:style-name="표26.A1" table:number-rows-spanned="3" office:value-type="string">
            <text:p text:style-name="P43">엔터티 구성방식에 따른 분류</text:p>
          </table:table-cell>
          <table:table-cell table:style-name="표26.A1" office:value-type="string">
            <text:p text:style-name="P63">주식별자(<text:span text:style-name="T18">Primary Key)</text:span></text:p>
          </table:table-cell>
          <table:table-cell table:style-name="표26.C1" office:value-type="string">
            <text:p text:style-name="P48">엔터티를 식별할 수 있는 속성 </text:p>
          </table:table-cell>
        </table:table-row>
        <table:table-row>
          <table:covered-table-cell table:style-name="표26.A1"/>
          <table:table-cell table:style-name="표26.B2" office:value-type="string">
            <text:p text:style-name="P63">외부식별자(<text:span text:style-name="T18">Foreign Key)</text:span></text:p>
          </table:table-cell>
          <table:table-cell table:style-name="표26.C2" office:value-type="string">
            <text:p text:style-name="P48">다른 엔터티와의 관계에서 포함된 속성 </text:p>
          </table:table-cell>
        </table:table-row>
        <table:table-row>
          <table:covered-table-cell table:style-name="표26.A1"/>
          <table:table-cell table:style-name="표26.B2" office:value-type="string">
            <text:p text:style-name="P43">일반 속성</text:p>
          </table:table-cell>
          <table:table-cell table:style-name="표26.C3" office:value-type="string">
            <text:p text:style-name="P48">엔터티에 포함되어 있고 <text:span text:style-name="T17">PK/FK에 포함되지 않는 속성 </text:span></text:p>
          </table:table-cell>
        </table:table-row>
      </table:table>
      <text:p text:style-name="P35"/>
      <table:table table:name="표28" table:style-name="표28">
        <table:table-column table:style-name="표28.A"/>
        <table:table-column table:style-name="표28.B"/>
        <table:table-column table:style-name="표28.C"/>
        <table:table-row>
          <table:table-cell table:style-name="표28.A1" table:number-rows-spanned="2" office:value-type="string">
            <text:p text:style-name="P43">세부 의미를 나눌 수 있는지에 따른 분류</text:p>
          </table:table-cell>
          <table:table-cell table:style-name="표28.A1" office:value-type="string">
            <text:p text:style-name="P43">복합 속성(<text:span text:style-name="T18">Composite Attribute)</text:span></text:p>
          </table:table-cell>
          <table:table-cell table:style-name="표28.C1" office:value-type="string">
            <text:p text:style-name="P48">여러 세부 속성들로 구성되는 속성 </text:p>
          </table:table-cell>
        </table:table-row>
        <table:table-row>
          <table:covered-table-cell table:style-name="표28.A1"/>
          <table:table-cell table:style-name="표28.B2" office:value-type="string">
            <text:p text:style-name="P43">단순 속성(<text:span text:style-name="T18">Simple Attribute) </text:span></text:p>
          </table:table-cell>
          <table:table-cell table:style-name="표28.C2" office:value-type="string">
            <text:p text:style-name="P48">더 이상 다른 속성들로 구성될 수 없는 단순한 속성 </text:p>
          </table:table-cell>
        </table:table-row>
      </table:table>
      <text:p text:style-name="P87"/>
      <text:p text:style-name="P107">5) 도메인</text:p>
      <text:p text:style-name="P93"/>
      <table:table table:name="표27" table:style-name="표27">
        <table:table-column table:style-name="표27.A"/>
        <table:table-column table:style-name="표27.B"/>
        <table:table-row>
          <table:table-cell table:style-name="표27.A1" office:value-type="string">
            <text:p text:style-name="P43">도메인(<text:span text:style-name="T17">Domain) </text:span></text:p>
          </table:table-cell>
          <table:table-cell table:style-name="표27.B1" office:value-type="string">
            <text:p text:style-name="P48">- 각 속성이 가질 수 있는 값의 범위</text:p>
            <text:p text:style-name="P48">- 엔터티 내에서 속성에 대한 데이터 타입과 크기, 제약 사항을 지정하는 것 </text:p>
          </table:table-cell>
        </table:table-row>
      </table:table>
      <text:p text:style-name="P76"/>
      <text:p text:style-name="P77">4. 제 4절 관계</text:p>
      <text:p text:style-name="P108"/>
      <text:p text:style-name="P108">1) 관계의 개념</text:p>
      <text:p text:style-name="P94"/>
      <table:table table:name="표29" table:style-name="표29">
        <table:table-column table:style-name="표29.A"/>
        <table:table-column table:style-name="표29.B"/>
        <table:table-row>
          <table:table-cell table:style-name="표29.A1" office:value-type="string">
            <text:p text:style-name="P43">관계(<text:span text:style-name="T18">Relationship)</text:span></text:p>
          </table:table-cell>
          <table:table-cell table:style-name="표29.B1" office:value-type="string">
            <text:p text:style-name="P48">엔터티의 인스턴스 사이의 논리적인 연관성으로서 존재의 형태로서나 행위로서 서로에 연관성이 부여된 상태</text:p>
          </table:table-cell>
        </table:table-row>
      </table:table>
      <text:p text:style-name="P94"/>
      <text:p text:style-name="P108">2) 관계의 분류</text:p>
      <text:p text:style-name="P94"/>
      <table:table table:name="표30" table:style-name="표30">
        <table:table-column table:style-name="표30.A"/>
        <table:table-column table:style-name="표30.B"/>
        <text:soft-page-break/>
        <table:table-row>
          <table:table-cell table:style-name="표30.A1" office:value-type="string">
            <text:p text:style-name="P43">연관 관계(<text:span text:style-name="T18">Assication) </text:span></text:p>
          </table:table-cell>
          <table:table-cell table:style-name="표30.B1" office:value-type="string">
            <text:p text:style-name="P48">존재의 형태에 의해 형성된 관계 </text:p>
          </table:table-cell>
        </table:table-row>
        <table:table-row>
          <table:table-cell table:style-name="표30.A2" office:value-type="string">
            <text:p text:style-name="P64">의존관계(Dependency)</text:p>
          </table:table-cell>
          <table:table-cell table:style-name="표30.B2" office:value-type="string">
            <text:p text:style-name="P48">상대방 클래스의 행위에 의해 형성된 관계 </text:p>
          </table:table-cell>
        </table:table-row>
      </table:table>
      <text:p text:style-name="P95"/>
      <text:p text:style-name="P109">3) 관계의 표기법</text:p>
      <text:p text:style-name="P96"/>
      <table:table table:name="표31" table:style-name="표31">
        <table:table-column table:style-name="표31.A"/>
        <table:table-column table:style-name="표31.B"/>
        <table:table-row>
          <table:table-cell table:style-name="표31.A1" office:value-type="string">
            <text:p text:style-name="P65">관계명(Membership)</text:p>
          </table:table-cell>
          <table:table-cell table:style-name="표31.B1" office:value-type="string">
            <text:p text:style-name="P48">- 엔터티가 관계에 참여하는 형태 </text:p>
            <text:p text:style-name="P48">- 각각의 관계명에 의해 두 가지의 관점으로 표현될 수 있음</text:p>
          </table:table-cell>
        </table:table-row>
        <table:table-row>
          <table:table-cell table:style-name="표31.A2" office:value-type="string">
            <text:p text:style-name="P43">관계차수(<text:span text:style-name="T19">Cardinality)</text:span></text:p>
          </table:table-cell>
          <table:table-cell table:style-name="표31.B2" office:value-type="string">
            <text:p text:style-name="P48">- 엔터티 관계에서 참여자의 수를 표현하는 것 </text:p>
            <text:p text:style-name="P48">- <text:span text:style-name="T19">1:1(ONE TO ONE) : 각각의 엔터티는 관계를 맺는 다른 엔터티의 엔터티에 대해 단지 하나의 관계만을 가지고 있음 </text:span></text:p>
            <text:p text:style-name="P48">- <text:span text:style-name="T19">1:M(ONE TO MANY) : 각각의 엔터티는 관계를 맺는 다른 엔터티의 엔터티에 대해 하나 이상의 수와 관계를 가지고 있음</text:span></text:p>
            <text:p text:style-name="P48">- <text:span text:style-name="T19">M:M(MANY TO MANY) : 각각의 엔터티는 관계를 맺는 다른 엔터티에 대해 하나나 그 이상의 수와 관계를 가지고 있음 </text:span></text:p>
          </table:table-cell>
        </table:table-row>
        <table:table-row>
          <table:table-cell table:style-name="표31.A2" office:value-type="string">
            <text:p text:style-name="P43">관계선택사양</text:p>
          </table:table-cell>
          <table:table-cell table:style-name="표31.B2" office:value-type="string">
            <text:p text:style-name="P48">- 필수참여관계<text:span text:style-name="T19">(Mandatory Membership) : 모든 참여자가 반드시 관계를 가지는, 타 엔터티의 참여자와 연결되는 관계</text:span></text:p>
            <text:p text:style-name="P48">- 선택참여관계(<text:span text:style-name="T19">Optimal Membership) : Foreign Key로 연결될 경우, N</text:span><text:span text:style-name="T20">ull</text:span><text:span text:style-name="T19">을 허용할 수 있음 </text:span></text:p>
          </table:table-cell>
        </table:table-row>
      </table:table>
      <text:p text:style-name="P81"/>
      <text:p text:style-name="P78">5. 제 5절 식별자</text:p>
      <text:p text:style-name="P110"/>
      <text:p text:style-name="P110">1) 식별자 개념</text:p>
      <text:p text:style-name="P97"/>
      <table:table table:name="표32" table:style-name="표32">
        <table:table-column table:style-name="표32.A"/>
        <table:table-column table:style-name="표32.B"/>
        <table:table-row>
          <table:table-cell table:style-name="표32.A1" office:value-type="string">
            <text:p text:style-name="P43">식별자(<text:span text:style-name="T20">Identifier)</text:span></text:p>
          </table:table-cell>
          <table:table-cell table:style-name="표32.B1" office:value-type="string">
            <text:p text:style-name="P48">- 하나의 엔터티에 구성된 여러 개의 속성 중에서 엔터티를 대표할 수 있는 속성을 의미함 </text:p>
            <text:p text:style-name="P66">- 하나의 엔터티는 반드시 하나의 유일한 식별자가 존재해야 함 </text:p>
            <text:p text:style-name="P66">- 식별자(논리 데이터 모델링 단계) vs 키(물리 데이터 모델링 단계) </text:p>
          </table:table-cell>
        </table:table-row>
      </table:table>
      <text:p text:style-name="P97"/>
      <text:p text:style-name="P110">2) 식별자의 특징</text:p>
      <text:p text:style-name="P97"/>
      <table:table table:name="표33" table:style-name="표33">
        <table:table-column table:style-name="표33.A"/>
        <table:table-column table:style-name="표33.B"/>
        <table:table-row>
          <table:table-cell table:style-name="표33.A1" office:value-type="string">
            <text:p text:style-name="P67">유일성</text:p>
          </table:table-cell>
          <table:table-cell table:style-name="표33.B1" office:value-type="string">
            <text:p text:style-name="P48">주 식별자에 의해 엔터 내에 모든 인스턴스들을 유일하게 구분함 </text:p>
          </table:table-cell>
        </table:table-row>
        <table:table-row>
          <table:table-cell table:style-name="표33.A2" office:value-type="string">
            <text:p text:style-name="P43">최소성</text:p>
          </table:table-cell>
          <table:table-cell table:style-name="표33.B2" office:value-type="string">
            <text:p text:style-name="P48">주 식별자를 구성하는 속성의 수는 유일성을 만족하는 최소의 수가 되어야 함</text:p>
          </table:table-cell>
        </table:table-row>
        <table:table-row>
          <table:table-cell table:style-name="표33.A2" office:value-type="string">
            <text:p text:style-name="P43">불변성</text:p>
          </table:table-cell>
          <table:table-cell table:style-name="표33.B2" office:value-type="string">
            <text:p text:style-name="P48">주 식별자가 한 번 특정 엔터티에 지정되면 그 식별자의 값은 변하지 않아야 함 </text:p>
          </table:table-cell>
        </table:table-row>
        <table:table-row>
          <table:table-cell table:style-name="표33.A2" office:value-type="string">
            <text:p text:style-name="P43">존재성 </text:p>
          </table:table-cell>
          <table:table-cell table:style-name="표33.B2" office:value-type="string">
            <text:p text:style-name="P48">주 식별자가 지정되면 반드시 데이터 값이 존재(<text:span text:style-name="T20">Null 안 됨)</text:span></text:p>
          </table:table-cell>
        </table:table-row>
      </table:table>
      <text:p text:style-name="P97"/>
      <text:p text:style-name="P110">3) 식별자 분류</text:p>
      <text:p text:style-name="P87"/>
      <table:table table:name="표34" table:style-name="표34">
        <table:table-column table:style-name="표34.A"/>
        <table:table-column table:style-name="표34.B"/>
        <table:table-column table:style-name="표34.C"/>
        <table:table-row>
          <table:table-cell table:style-name="표34.A1" table:number-rows-spanned="2" office:value-type="string">
            <text:p text:style-name="P43">대표성 여부</text:p>
          </table:table-cell>
          <table:table-cell table:style-name="표34.A1" office:value-type="string">
            <text:p text:style-name="P43">주식별자</text:p>
          </table:table-cell>
          <table:table-cell table:style-name="표34.C1" office:value-type="string">
            <text:p text:style-name="P48">엔터티 내에서 각 어커런스를 구분할 수 있는 구분자이며, 타 엔터티와 참조관계를 연결할 수 있는 식별자</text:p>
          </table:table-cell>
        </table:table-row>
        <table:table-row>
          <table:covered-table-cell table:style-name="표34.A1"/>
          <table:table-cell table:style-name="표34.B2" office:value-type="string">
            <text:p text:style-name="P43">보조식별자</text:p>
          </table:table-cell>
          <table:table-cell table:style-name="표34.C2" office:value-type="string">
            <text:p text:style-name="P48">엔터티 내에서 각 어커런스를 구분할 수 있는 구분자이나 대표성을 가지지 못해 참조관계 연결을 못함 </text:p>
          </table:table-cell>
        </table:table-row>
        <table:table-row>
          <table:table-cell table:style-name="표34.B2" table:number-rows-spanned="2" office:value-type="string">
            <text:p text:style-name="P43">스스로 생성 여부</text:p>
          </table:table-cell>
          <table:table-cell table:style-name="표34.B2" office:value-type="string">
            <text:p text:style-name="P43">내부식별자</text:p>
          </table:table-cell>
          <table:table-cell table:style-name="표34.C3" office:value-type="string">
            <text:p text:style-name="P48">엔터티 내부에서 스스로 만들어지는 식별자</text:p>
          </table:table-cell>
        </table:table-row>
        <table:table-row>
          <table:covered-table-cell table:style-name="표34.B2"/>
          <table:table-cell table:style-name="표34.B2" office:value-type="string">
            <text:p text:style-name="P43">외부식별자</text:p>
          </table:table-cell>
          <table:table-cell table:style-name="표34.C4" office:value-type="string">
            <text:p text:style-name="P48">타 엔터티와의 관계를 통해 타 엔터티로부터 받아오는 식별자 </text:p>
          </table:table-cell>
        </table:table-row>
        <table:table-row>
          <table:table-cell table:style-name="표34.B2" table:number-rows-spanned="2" office:value-type="string">
            <text:p text:style-name="P43">속성 수 </text:p>
          </table:table-cell>
          <table:table-cell table:style-name="표34.B2" office:value-type="string">
            <text:p text:style-name="P43">단일식별자</text:p>
          </table:table-cell>
          <table:table-cell table:style-name="표34.C5" office:value-type="string">
            <text:p text:style-name="P48">하나의 속성으로 구성된 식별자</text:p>
          </table:table-cell>
        </table:table-row>
        <table:table-row>
          <table:covered-table-cell table:style-name="표34.B2"/>
          <table:table-cell table:style-name="표34.B2" office:value-type="string">
            <text:p text:style-name="P43">복합식별자</text:p>
          </table:table-cell>
          <table:table-cell table:style-name="표34.C6" office:value-type="string">
            <text:p text:style-name="P48">둘 이상의 속성으로 구성된 식별자</text:p>
          </table:table-cell>
        </table:table-row>
        <table:table-row>
          <table:table-cell table:style-name="표34.B2" table:number-rows-spanned="2" office:value-type="string">
            <text:p text:style-name="P43">대체 여부</text:p>
          </table:table-cell>
          <table:table-cell table:style-name="표34.B2" office:value-type="string">
            <text:p text:style-name="P43">본질식별자</text:p>
          </table:table-cell>
          <table:table-cell table:style-name="표34.C7" office:value-type="string">
            <text:p text:style-name="P48">업무에 의해 만들어지는 식별자</text:p>
          </table:table-cell>
        </table:table-row>
        <table:table-row>
          <table:covered-table-cell table:style-name="표34.B2"/>
          <table:table-cell table:style-name="표34.B2" office:value-type="string">
            <text:p text:style-name="P43">인조식별자</text:p>
          </table:table-cell>
          <table:table-cell table:style-name="표34.C8" office:value-type="string">
            <text:p text:style-name="P48">업무적으로 만들어지지는 않지만 본질식별자가 복잡한 구성을 갖고 있기 때문에 인위적으로 만든 식별자 </text:p>
          </table:table-cell>
        </table:table-row>
      </table:table>
      <text:p text:style-name="P87"/>
      <text:p text:style-name="P111">4) 주식별자 도출 기준</text:p>
      <text:p text:style-name="P98"/>
      <table:table table:name="표35" table:style-name="표35">
        <table:table-column table:style-name="표35.A"/>
        <table:table-row>
          <table:table-cell table:style-name="표35.A1" office:value-type="string">
            <text:p text:style-name="P48"><text:span text:style-name="T39">1.</text:span> 해당 업무에서 자주 이용되는 속성을 주 식별자로 지정 </text:p>
            <text:p text:style-name="P48"><text:span text:style-name="T39">2.</text:span> 명칭, 내역 등과 같이 이름으로 기술되는 것들은 가능하면 주 식별자로 지정하지 않음 </text:p>
            <text:p text:style-name="P48"><text:span text:style-name="T39">3.</text:span> 복합으로 주 식별자로 구성할 경우 너무 많은 속성이 포함되지 않도록 함 </text:p>
          </table:table-cell>
        </table:table-row>
      </table:table>
      <text:p text:style-name="P98"/>
      <text:p text:style-name="P111">5) 식별자 관계와 비식별자 관계에 따른 식별자</text:p>
      <text:p text:style-name="P98"/>
      <table:table table:name="표36" table:style-name="표36">
        <table:table-column table:style-name="표36.A"/>
        <table:table-column table:style-name="표36.B"/>
        <table:table-row>
          <table:table-cell table:style-name="표36.A1" office:value-type="string">
            <text:p text:style-name="P43">식별자 관계<text:span text:style-name="T21">(Identifying Relationship)</text:span></text:p>
          </table:table-cell>
          <table:table-cell table:style-name="표36.B1" office:value-type="string">
            <text:p text:style-name="P48">부모엔터티로부터 받은 식별자를 자식엔터티의 주식별자로 이용하는 경우 </text:p>
          </table:table-cell>
        </table:table-row>
        <table:table-row>
          <table:table-cell table:style-name="표36.A2" office:value-type="string">
            <text:p text:style-name="P43">비식별자 관계 <text:span text:style-name="T21">(Non-Identifying Relationship) </text:span></text:p>
          </table:table-cell>
          <table:table-cell table:style-name="표36.B2" office:value-type="string">
            <text:p text:style-name="P48">부모엔터티로부터 받은 식별자를 자식엔터티의 주식별자로 사용하지 않고 일반 속성으로 사용하는 경우 <text:s/></text:p>
          </table:table-cell>
        </table:table-row>
      </table:table>
      <text:p text:style-name="P38"/>
      <table:table table:name="표37" table:style-name="표37">
        <table:table-column table:style-name="표37.A"/>
        <table:table-column table:style-name="표37.B"/>
        <table:table-row>
          <table:table-cell table:style-name="표37.A1" office:value-type="string">
            <text:p text:style-name="P43">비식별자 관계로 생성하는 경우</text:p>
          </table:table-cell>
          <table:table-cell table:style-name="표37.B1" office:value-type="string">
            <text:p text:style-name="P48"><text:span text:style-name="T40">1.</text:span> 자식 엔터티에서 받은 속성이 반드시 필수가 아니어도 무방하므로 부모 없는 자식이 생성될 수 있는 경우 </text:p>
            <text:p text:style-name="P48"><text:span text:style-name="T40">2.</text:span> 엔터티 별로 데이터의 생명주기를 다르게 관리할 경우 </text:p>
            <text:p text:style-name="P48"><text:span text:style-name="T40">3.</text:span> 여러 개의 엔터티가 하나의 엔터티로 통합, 표현되었는데 각각의 엔터티가 별도의 관계를 가질 때 </text:p>
            <text:p text:style-name="P48"><text:span text:style-name="T40">4.</text:span> 자식 엔터티에서 별도의 주식별자를 생성하는 것이 더 유리하다고 판단될 때 </text:p>
          </table:table-cell>
        </table:table-row>
      </table:table>
      <text:p text:style-name="P38"/>
      <table:table table:name="표38" table:style-name="표38">
        <table:table-column table:style-name="표38.A"/>
        <table:table-column table:style-name="표38.B"/>
        <table:table-row>
          <table:table-cell table:style-name="표38.A1" office:value-type="string">
            <text:p text:style-name="P43">식별자 관계로만 설정할 경우의 문제점 </text:p>
          </table:table-cell>
          <table:table-cell table:style-name="표38.B1" office:value-type="string">
            <text:p text:style-name="P48">조인에 참여하는 주식별속성이 많을 경우 정확하게 조인관계를 설정하지 않고, 누락하여 개발하는 경우가 발생 </text:p>
          </table:table-cell>
        </table:table-row>
        <table:table-row>
          <table:table-cell table:style-name="표38.A2" office:value-type="string">
            <text:p text:style-name="P43">비식별자 관계로만 설정할 경우의 문제점</text:p>
          </table:table-cell>
          <table:table-cell table:style-name="표38.B2" office:value-type="string">
            <text:p text:style-name="P48">불필요한 조인이 다량 발생함 </text:p>
          </table:table-cell>
        </table:table-row>
      </table:table>
      <text:p text:style-name="P38"/>
      <table:table table:name="표39" table:style-name="표39">
        <table:table-column table:style-name="표39.A"/>
        <table:table-column table:style-name="표39.B"/>
        <table:table-column table:style-name="표39.C"/>
        <table:table-row>
          <table:table-cell table:style-name="표39.A1" office:value-type="string">
            <text:p text:style-name="P43">항목</text:p>
          </table:table-cell>
          <table:table-cell table:style-name="표39.A1" office:value-type="string">
            <text:p text:style-name="P43">식별자관계</text:p>
          </table:table-cell>
          <table:table-cell table:style-name="표39.C1" office:value-type="string">
            <text:p text:style-name="P43">비식별자관계</text:p>
          </table:table-cell>
        </table:table-row>
        <text:soft-page-break/>
        <table:table-row>
          <table:table-cell table:style-name="표39.A2" office:value-type="string">
            <text:p text:style-name="P43">목적</text:p>
          </table:table-cell>
          <table:table-cell table:style-name="표39.B2" office:value-type="string">
            <text:p text:style-name="P48">강한 연결관계 표현</text:p>
          </table:table-cell>
          <table:table-cell table:style-name="표39.C2" office:value-type="string">
            <text:p text:style-name="P48">약한 연결관계 표현 </text:p>
          </table:table-cell>
        </table:table-row>
        <table:table-row>
          <table:table-cell table:style-name="표39.A2" office:value-type="string">
            <text:p text:style-name="P43">자식 주식별자 영향</text:p>
          </table:table-cell>
          <table:table-cell table:style-name="표39.B3" office:value-type="string">
            <text:p text:style-name="P48">자식 주식별자의 구성에 포함됨</text:p>
          </table:table-cell>
          <table:table-cell table:style-name="표39.C3" office:value-type="string">
            <text:p text:style-name="P48">자식 일반속성에 포함됨</text:p>
          </table:table-cell>
        </table:table-row>
        <table:table-row>
          <table:table-cell table:style-name="표39.A2" office:value-type="string">
            <text:p text:style-name="P43">표기법</text:p>
          </table:table-cell>
          <table:table-cell table:style-name="표39.B4" office:value-type="string">
            <text:p text:style-name="P48">실선 표현</text:p>
          </table:table-cell>
          <table:table-cell table:style-name="표39.C4" office:value-type="string">
            <text:p text:style-name="P48">점선 표현 </text:p>
          </table:table-cell>
        </table:table-row>
        <table:table-row>
          <table:table-cell table:style-name="표39.A2" office:value-type="string">
            <text:p text:style-name="P43">연결 고려사항 </text:p>
          </table:table-cell>
          <table:table-cell table:style-name="표39.B5" office:value-type="string">
            <text:p text:style-name="P48">- 반드시 부모엔터티 종속 </text:p>
            <text:p text:style-name="P48">- 자식 주식별자 구성에 부모 주식별자 포함 필요 </text:p>
            <text:p text:style-name="P48">- 상속받은 주식별자속성을 타 엔터티에 이전 필요</text:p>
          </table:table-cell>
          <table:table-cell table:style-name="표39.C5" office:value-type="string">
            <text:p text:style-name="P48">- 자식 주식별자 구성을 독립적으로 구성 </text:p>
            <text:p text:style-name="P68">- 자식 주식별자 구성에 부모 주식별자 부분 필요 </text:p>
            <text:p text:style-name="P68">- 부모쪽의 관계참여가 선택관계</text:p>
          </table:table-cell>
        </table:table-row>
      </table:table>
      <text:p text:style-name="P4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제 <text:span text:style-name="T22">2장 데이터 모델과 SQL</text:span></text:p>
      <text:p text:style-name="P18"/>
      <text:p text:style-name="P14">제 1절 정규화 </text:p>
      <text:p text:style-name="P25"/>
      <text:p text:style-name="P5">1) 정규화</text:p>
      <text:p text:style-name="P31"/>
      <table:table table:name="표48" table:style-name="표48">
        <table:table-column table:style-name="표48.A"/>
        <table:table-column table:style-name="표48.B"/>
        <table:table-row>
          <table:table-cell table:style-name="표48.A1" office:value-type="string">
            <text:p text:style-name="P20">정규화(<text:span text:style-name="T29">Normalization)</text:span></text:p>
          </table:table-cell>
          <table:table-cell table:style-name="표48.B1" office:value-type="string">
            <text:p text:style-name="P19">- 데이터의 일관성, 최소한의 데이터 중복, 최대한의 데이터 유연성을 위한 방법이며 데이터를 분해하는 과정</text:p>
            <text:p text:style-name="P22">- 데이터 중복을 제거하고 데이터 모델의 독립성을 확보하기 위한 방법 </text:p>
          </table:table-cell>
        </table:table-row>
      </table:table>
      <text:p text:style-name="P42"/>
      <table:table table:name="표40" table:style-name="표40">
        <table:table-column table:style-name="표40.A"/>
        <table:table-column table:style-name="표40.B"/>
        <table:table-column table:style-name="표40.C"/>
        <table:table-row>
          <table:table-cell table:style-name="표40.A1" office:value-type="string">
            <text:p text:style-name="P20">제1 정규형</text:p>
          </table:table-cell>
          <table:table-cell table:style-name="표40.A1" office:value-type="string">
            <text:p text:style-name="P20">모든 속성은 반드시 하나의 값을 가져야 함</text:p>
          </table:table-cell>
          <table:table-cell table:style-name="표40.C1" office:value-type="string">
            <text:p text:style-name="P19">- 다중 값을 제거하여 속성을 더 명확하게 활용할 수 있고, 개발의 복잡성을 감소시킴</text:p>
            <text:p text:style-name="P19">- 속성(<text:span text:style-name="T30">Attribute)의 원자성을 확보함 </text:span></text:p>
            <text:p text:style-name="P19">- 기본키(<text:span text:style-name="T30">Primary Key)를 설정함 </text:span></text:p>
          </table:table-cell>
        </table:table-row>
        <table:table-row>
          <table:table-cell table:style-name="표40.A2" office:value-type="string">
            <text:p text:style-name="P20">제<text:span text:style-name="T22">2 정규형</text:span></text:p>
          </table:table-cell>
          <table:table-cell table:style-name="표40.A2" office:value-type="string">
            <text:p text:style-name="P20">엔터티의 일반속성은 주식별자 전체에 종속적이어야 함</text:p>
          </table:table-cell>
          <table:table-cell table:style-name="표40.C2" office:value-type="string">
            <text:p text:style-name="P19">- 부분적 함수 종속성(<text:span text:style-name="T22">Partial Dependency)를 배제함</text:span></text:p>
            <text:p text:style-name="P19">- 기본키가 <text:span text:style-name="T31">2개 이상의 속성으로 이루어진 경우, 부분 함수 종속성을 제거함 </text:span></text:p>
          </table:table-cell>
        </table:table-row>
        <table:table-row>
          <table:table-cell table:style-name="표40.A2" office:value-type="string">
            <text:p text:style-name="P20">제<text:span text:style-name="T22">3 정규형</text:span></text:p>
          </table:table-cell>
          <table:table-cell table:style-name="표40.A2" office:value-type="string">
            <text:p text:style-name="P20">엔터티의 일반속성 간에는 서로 종속적이지 않음</text:p>
          </table:table-cell>
          <table:table-cell table:style-name="표40.C2" office:value-type="string">
            <text:p text:style-name="P19">- 이행적 함수 종속성<text:span text:style-name="T22">(Trasitive Dependency)를 배제함 </text:span></text:p>
            <text:p text:style-name="P19">- 기본키를 제외한 속성 간에 종속성을 제거함 </text:p>
          </table:table-cell>
        </table:table-row>
      </table:table>
      <text:p text:style-name="P31"/>
      <text:p text:style-name="P5">2) 반정규화</text:p>
      <text:p text:style-name="P31"/>
      <table:table table:name="표41" table:style-name="표41">
        <table:table-column table:style-name="표41.A"/>
        <table:table-column table:style-name="표41.B"/>
        <text:soft-page-break/>
        <table:table-row>
          <table:table-cell table:style-name="표41.A1" office:value-type="string">
            <text:p text:style-name="P20">반정규화<text:span text:style-name="T32">(De-Noramlization)</text:span></text:p>
          </table:table-cell>
          <table:table-cell table:style-name="표41.B1" office:value-type="string">
            <text:p text:style-name="P19">모델의 성능을 위해 데이터 중복을 허용하는 것 </text:p>
          </table:table-cell>
        </table:table-row>
        <table:table-row>
          <table:table-cell table:style-name="표41.A2" office:value-type="string">
            <text:p text:style-name="P20">반정규화를 적용한 모델에서 성능의 향상 </text:p>
          </table:table-cell>
          <table:table-cell table:style-name="표41.B2" office:value-type="string">
            <text:p text:style-name="P19">조인에 대한 성능 부하 개선, <text:span text:style-name="T33">SELECT 절의 속도 향상 </text:span></text:p>
          </table:table-cell>
        </table:table-row>
        <table:table-row>
          <table:table-cell table:style-name="표41.A2" office:value-type="string">
            <text:p text:style-name="P20">반정규화를 적용한 모델에서 성능의 저하</text:p>
          </table:table-cell>
          <table:table-cell table:style-name="표41.B2" office:value-type="string">
            <text:p text:style-name="P19">데이터 불일치로 인한 정합성, 불필요한 트랜잭션으로 인한 성능 문제 야기</text:p>
          </table:table-cell>
        </table:table-row>
      </table:table>
      <text:p text:style-name="P27"/>
      <text:p text:style-name="P15">제 <text:span text:style-name="T23">2절 관계와 조인의 이해 </text:span></text:p>
      <text:p text:style-name="P27"/>
      <table:table table:name="표42" table:style-name="표42">
        <table:table-column table:style-name="표42.A"/>
        <table:table-column table:style-name="표42.B"/>
        <table:table-row>
          <table:table-cell table:style-name="표42.A1" office:value-type="string">
            <text:p text:style-name="P20">조인</text:p>
          </table:table-cell>
          <table:table-cell table:style-name="표42.B1" office:value-type="string">
            <text:p text:style-name="P19">관계를 맺는다는 것은 식별자를 상속시키고 해당 식별자를 매핑키로 활용해 데이터를 결합하는 것 </text:p>
          </table:table-cell>
        </table:table-row>
        <table:table-row>
          <table:table-cell table:style-name="표42.A2" office:value-type="string">
            <text:p text:style-name="P20">계층형 데이터 모델</text:p>
          </table:table-cell>
          <table:table-cell table:style-name="표42.B2" office:value-type="string">
            <text:p text:style-name="P19">- 데이터 간의 계층이 존재할 때 발생하는 모델 </text:p>
            <text:p text:style-name="P19">- 셀프 조인(<text:span text:style-name="T24">Self-Join)을 활용함 </text:span></text:p>
          </table:table-cell>
        </table:table-row>
        <table:table-row>
          <table:table-cell table:style-name="표42.A2" office:value-type="string">
            <text:p text:style-name="P20">상호배타적 관계</text:p>
          </table:table-cell>
          <table:table-cell table:style-name="표42.B2" office:value-type="string">
            <text:p text:style-name="P19">두 개 이상의 부모(상위)엔터티와 관계이면서 그 관계가 상호 배타적일 때의 관계</text:p>
          </table:table-cell>
        </table:table-row>
      </table:table>
      <text:p text:style-name="P27"/>
      <text:p text:style-name="P15">제 <text:span text:style-name="T25">3절 트랜잭션의 이해</text:span></text:p>
      <text:p text:style-name="P27"/>
      <table:table table:name="표43" table:style-name="표43">
        <table:table-column table:style-name="표43.A"/>
        <table:table-column table:style-name="표43.B"/>
        <table:table-row>
          <table:table-cell table:style-name="표43.A1" office:value-type="string">
            <text:p text:style-name="P20">트랜잭션<text:span text:style-name="T42">(Transaction)</text:span></text:p>
          </table:table-cell>
          <table:table-cell table:style-name="표43.B1" office:value-type="string">
            <text:p text:style-name="P19">데이터베이스의 논리적 연산단위</text:p>
          </table:table-cell>
        </table:table-row>
      </table:table>
      <text:p text:style-name="P35"/>
      <table:table table:name="표44" table:style-name="표44">
        <table:table-column table:style-name="표44.A"/>
        <table:table-column table:style-name="표44.B"/>
        <table:table-column table:style-name="표44.C"/>
        <table:table-row>
          <table:table-cell table:style-name="표44.A1" table:number-rows-spanned="4" office:value-type="string">
            <text:p text:style-name="P20">트랜잭션의 특성</text:p>
          </table:table-cell>
          <table:table-cell table:style-name="표44.A1" office:value-type="string">
            <text:p text:style-name="P20">원자성(<text:span text:style-name="T34">Atomicity)</text:span></text:p>
          </table:table-cell>
          <table:table-cell table:style-name="표44.C1" office:value-type="string">
            <text:p text:style-name="P19">트랜잭션은 데이터베이스 연산의 전부가 실행되거나 전혀 실행되지 않아야 함 </text:p>
          </table:table-cell>
        </table:table-row>
        <table:table-row>
          <table:covered-table-cell table:style-name="표44.A1"/>
          <table:table-cell table:style-name="표44.B2" office:value-type="string">
            <text:p text:style-name="P20">일관성(<text:span text:style-name="T34">Consistency)</text:span></text:p>
          </table:table-cell>
          <table:table-cell table:style-name="표44.C2" office:value-type="string">
            <text:p text:style-name="P19">트랜잭션 실행 결과로 데이터베이스 상태가 모순되지 않아야 함 </text:p>
          </table:table-cell>
        </table:table-row>
        <table:table-row>
          <table:covered-table-cell table:style-name="표44.A1"/>
          <table:table-cell table:style-name="표44.B2" office:value-type="string">
            <text:p text:style-name="P20">고립성(<text:span text:style-name="T34">Isolation)</text:span></text:p>
          </table:table-cell>
          <table:table-cell table:style-name="표44.C2" office:value-type="string">
            <text:p text:style-name="P19">트랜잭션 실행 중에 생성하는 연산의 중간 결과는 다른 트랜잭션이 접근할 수 없음 </text:p>
          </table:table-cell>
        </table:table-row>
        <table:table-row>
          <table:covered-table-cell table:style-name="표44.A1"/>
          <table:table-cell table:style-name="표44.B2" office:value-type="string">
            <text:p text:style-name="P23">영속성(Durability)</text:p>
          </table:table-cell>
          <table:table-cell table:style-name="표44.C2" office:value-type="string">
            <text:p text:style-name="P19">트랜잭션이 그 실행을 성공적으로 완수하면 그 결과는 영구적 보장이 되어야 함 </text:p>
          </table:table-cell>
        </table:table-row>
      </table:table>
      <text:p text:style-name="P17"/>
      <text:p text:style-name="P13">제 <text:span text:style-name="T26">4절 Null 속성의 이해 </text:span></text:p>
      <text:p text:style-name="P16"/>
      <table:table table:name="표45" table:style-name="표45">
        <table:table-column table:style-name="표45.A"/>
        <table:table-column table:style-name="표45.B"/>
        <table:table-row>
          <table:table-cell table:style-name="표45.A1" office:value-type="string">
            <text:p text:style-name="P21">Null 속성</text:p>
          </table:table-cell>
          <table:table-cell table:style-name="표45.B1" office:value-type="string">
            <text:p text:style-name="P19"><text:span text:style-name="T41">1. </text:span><text:span text:style-name="T26">Null 값의 연산은 언제나 Null이다 </text:span></text:p>
            <text:p text:style-name="P19"><text:span text:style-name="T41">2.</text:span> <text:span text:style-name="T26">Null 값이 가능한 연산 : IS NULL / IS NOT NULL </text:span></text:p>
            <text:p text:style-name="P19"><text:span text:style-name="T41">3.+</text:span> 집계함수는 <text:span text:style-name="T26">Null 값을 제외하고 처리함</text:span></text:p>
          </table:table-cell>
        </table:table-row>
      </table:table>
      <text:p text:style-name="P16"/>
      <text:p text:style-name="P13">제 <text:span text:style-name="T27">5절 본질식별자 vs 인조식별자 </text:span></text:p>
      <text:p text:style-name="P16"/>
      <table:table table:name="표46" table:style-name="표46">
        <table:table-column table:style-name="표46.A"/>
        <table:table-column table:style-name="표46.B"/>
        <table:table-row>
          <table:table-cell table:style-name="표46.A1" office:value-type="string">
            <text:p text:style-name="P20">본질식별자</text:p>
          </table:table-cell>
          <table:table-cell table:style-name="표46.B1" office:value-type="string">
            <text:p text:style-name="P19">업무에 의해 만들어진 식별자</text:p>
          </table:table-cell>
        </table:table-row>
        <table:table-row>
          <table:table-cell table:style-name="표46.A2" office:value-type="string">
            <text:p text:style-name="P20">인조식별자</text:p>
          </table:table-cell>
          <table:table-cell table:style-name="표46.B2" office:value-type="string">
            <text:p text:style-name="P19">업무적으로 만들어지지는 않지만 본질식별자가 복잡한 구성을 갖고 있으므로 인위적으로 만든 식별자</text:p>
          </table:table-cell>
        </table:table-row>
      </table:table>
      <text:p text:style-name="P16"/>
      <table:table table:name="표47" table:style-name="표47">
        <table:table-column table:style-name="표47.A"/>
        <table:table-column table:style-name="표47.B"/>
        <table:table-column table:style-name="표47.C"/>
        <table:table-row>
          <table:table-cell table:style-name="표47.A1" table:number-rows-spanned="2" office:value-type="string">
            <text:p text:style-name="P20">외부식별자 사용 방식의 문제</text:p>
          </table:table-cell>
          <table:table-cell table:style-name="표47.A1" office:value-type="string">
            <text:p text:style-name="P20">중복 데이터로 인한 품질 문제</text:p>
          </table:table-cell>
          <table:table-cell table:style-name="표47.C1" office:value-type="string">
            <text:p text:style-name="P19">외부 식별자를 사용하면 중복 데이터를 막을 수 없음</text:p>
          </table:table-cell>
        </table:table-row>
        <table:table-row>
          <table:covered-table-cell table:style-name="표47.A1"/>
          <table:table-cell table:style-name="표47.B2" office:value-type="string">
            <text:p text:style-name="P20">불필요한 인덱스 생성 </text:p>
          </table:table-cell>
          <table:table-cell table:style-name="표47.C2" office:value-type="string">
            <text:p text:style-name="P24">외부식별자로 구성하면 같은 인덱스를 추가로 생성해줘야 함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1:06:52.821560903</meta:creation-date>
    <meta:generator>LibreOffice/7.3.7.2$Linux_X86_64 LibreOffice_project/30$Build-2</meta:generator>
    <dc:date>2023-08-13T19:01:13.990903502</dc:date>
    <meta:editing-duration>PT13H46M</meta:editing-duration>
    <meta:editing-cycles>148</meta:editing-cycles>
    <meta:document-statistic meta:table-count="48" meta:image-count="0" meta:object-count="0" meta:page-count="8" meta:paragraph-count="371" meta:word-count="5925" meta:character-count="8886" meta:non-whitespace-character-count="6973"/>
  </office:meta>
</office:document-meta>
</file>